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05.2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48.05pt"/>
    </style:style>
    <style:style style:name="co5" style:family="table-column">
      <style:table-column-properties fo:break-before="auto" style:column-width="82.09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4.71pt"/>
    </style:style>
    <style:style style:name="co9" style:family="table-column">
      <style:table-column-properties fo:break-before="auto" style:column-width="93.29pt"/>
    </style:style>
    <style:style style:name="co10" style:family="table-column">
      <style:table-column-properties fo:break-before="auto" style:column-width="96.09pt"/>
    </style:style>
    <style:style style:name="co11" style:family="table-column">
      <style:table-column-properties fo:break-before="auto" style:column-width="138.95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14.01pt"/>
    </style:style>
    <style:style style:name="co14" style:family="table-column">
      <style:table-column-properties fo:break-before="auto" style:column-width="112.79pt"/>
    </style:style>
    <style:style style:name="co15" style:family="table-column">
      <style:table-column-properties fo:break-before="auto" style:column-width="84.3pt"/>
    </style:style>
    <style:style style:name="co16" style:family="table-column">
      <style:table-column-properties fo:break-before="auto" style:column-width="97.94pt"/>
    </style:style>
    <style:style style:name="co17" style:family="table-column">
      <style:table-column-properties fo:break-before="auto" style:column-width="83.71pt"/>
    </style:style>
    <style:style style:name="co18" style:family="table-column">
      <style:table-column-properties fo:break-before="auto" style:column-width="99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8.45pt" svg:height="364.79pt" svg:x="100.29pt" svg:y="54.11pt">
            <draw:object draw:notify-on-update-of-ranges="Sheet1.A5:Sheet1.A5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number-columns-repeated="7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number-columns-repeated="7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Data : 9 bytes, int+int, char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Data : 17 bytes, int*4,char</text:p>
          </table:table-cell>
          <table:covered-table-cell/>
          <table:table-cell table:style-name="ce1" office:value-type="string" calcext:value-type="string" table:number-columns-spanned="2" table:number-rows-spanned="1">
            <text:p>Data : 33 bytes, int*8,char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Data : 65 bytes, int*16</text:p>
          </table:table-cell>
          <table:covered-table-cell/>
          <table:table-cell table:number-columns-repeated="7"/>
          <table:table-cell table:style-name="ce1" office:value-type="string" calcext:value-type="string" table:number-columns-spanned="2" table:number-rows-spanned="1">
            <text:p>Data : 129 bytes, int*32</text:p>
          </table:table-cell>
          <table:covered-table-cell/>
        </table:table-row>
        <table:table-row table:style-name="ro1">
          <table:table-cell office:value-type="string" calcext:value-type="string">
            <text:p>UD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UDP , cannot assign string, causing memory overflow</text:p>
          </table:table-cell>
          <table:table-cell/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UDP</text:p>
          </table:table-cell>
          <table:table-cell table:number-columns-repeated="3"/>
          <table:table-cell office:value-type="string" calcext:value-type="string">
            <text:p>UDP</text:p>
          </table:table-cell>
          <table:table-cell table:number-columns-repeated="8"/>
          <table:table-cell office:value-type="string" calcext:value-type="string">
            <text:p>UDP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 office:value-type="string" calcext:value-type="string">
            <text:p>ifup eth0</text:p>
          </table:table-cell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 office:value-type="string" calcext:value-type="string">
            <text:p>mount -t procfs /proc</text:p>
          </table:table-cell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 office:value-type="string" calcext:value-type="string">
            <text:p>delay_test</text:p>
          </table:table-cell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table:formula="of:=AVERAGE([.A5:.A504])" office:value-type="float" office:value="10380000" calcext:value-type="float">
            <text:p>10380000</text:p>
          </table:table-cell>
          <table:table-cell office:value-type="string" calcext:value-type="string">
            <text:p>mean</text:p>
          </table:table-cell>
          <table:table-cell table:number-columns-repeated="19"/>
        </table:table-row>
        <table:table-row table:style-name="ro1">
          <table:table-cell table:formula="of:=MIN([.A5:.A504])" office:value-type="float" office:value="10000000" calcext:value-type="float">
            <text:p>10000000</text:p>
          </table:table-cell>
          <table:table-cell office:value-type="string" calcext:value-type="string">
            <text:p>min</text:p>
          </table:table-cell>
          <table:table-cell table:number-columns-repeated="19"/>
        </table:table-row>
        <table:table-row table:style-name="ro1">
          <table:table-cell table:formula="of:=MAX([.A5:.A504])" office:value-type="float" office:value="20000000" calcext:value-type="float">
            <text:p>20000000</text:p>
          </table:table-cell>
          <table:table-cell office:value-type="string" calcext:value-type="string">
            <text:p>max</text:p>
          </table:table-cell>
          <table:table-cell table:number-columns-repeated="19"/>
        </table:table-row>
        <table:table-row table:style-name="ro1">
          <table:table-cell table:formula="of:=STDEV([.A5:.A504])" office:value-type="float" office:value="1913877.17779993" calcext:value-type="float">
            <text:p>1913877.17779993</text:p>
          </table:table-cell>
          <table:table-cell office:value-type="string" calcext:value-type="string">
            <text:p>standard deviation</text:p>
          </table:table-cell>
          <table:table-cell table:number-columns-repeated="19"/>
        </table:table-row>
        <table:table-row table:style-name="ro1">
          <table:table-cell table:formula="of:=MODE([.A5:.A504])" office:value-type="float" office:value="10000000" calcext:value-type="float">
            <text:p>10000000</text:p>
          </table:table-cell>
          <table:table-cell office:value-type="string" calcext:value-type="string">
            <text:p>mode</text:p>
          </table:table-cell>
          <table:table-cell table:number-columns-repeated="19"/>
        </table:table-row>
        <table:table-row table:style-name="ro1">
          <table:table-cell table:formula="of:=[.A507]-[.A509]" office:value-type="float" office:value="10000000" calcext:value-type="float">
            <text:p>10000000</text:p>
          </table:table-cell>
          <table:table-cell office:value-type="string" calcext:value-type="string">
            <text:p>Max jitter</text:p>
          </table:table-cell>
          <table:table-cell table:number-columns-repeated="19"/>
        </table:table-row>
        <table:table-row table:style-name="ro1">
          <table:table-cell table:style-name="ce2" table:formula="of:=([.A510]/[.A509]*100)" office:value-type="float" office:value="100" calcext:value-type="float">
            <text:p>100.00</text:p>
          </table:table-cell>
          <table:table-cell office:value-type="string" calcext:value-type="string">
            <text:p>max jitter in %</text:p>
          </table:table-cell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781.63pt" svg:height="335.71pt" svg:x="137.34pt" svg:y="6583.27pt">
            <draw:object draw:notify-on-update-of-ranges="Sheet2.S4:Sheet2.S5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office:value-type="string" calcext:value-type="string">
            <text:p>don’t use visual studio</text:p>
          </table:table-cell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office:value-type="string" calcext:value-type="string">
            <text:p>did not work, memory overflow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reempt kernel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office:value-type="string" calcext:value-type="string">
            <text:p>printf lag 1 msec</text:p>
          </table:table-cell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office:value-type="string" calcext:value-type="string">
            <text:p>increased stack size, deleted other apps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Data : 9 bytes, int+int, ch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ta : 9 bytes, int+int, ch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ta : 17 bytes, int+int, char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Data : 17 bytes, int+int, char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Data : 33 bytes, int*4, char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Data : 65 bytes, int*8, char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Data : 129 bytes, int*16, char</text:p>
          </table:table-cell>
          <table:covered-table-cell table:style-name="ce1"/>
        </table:table-row>
        <table:table-row table:style-name="ro1">
          <table:table-cell office:value-type="float" office:value="26470000" calcext:value-type="float">
            <text:p>26470000</text:p>
          </table:table-cell>
          <table:table-cell/>
          <table:table-cell office:value-type="float" office:value="21050000" calcext:value-type="float">
            <text:p>21050000</text:p>
          </table:table-cell>
          <table:table-cell table:formula="of:=([.C4]-[.$C$508])" office:value-type="float" office:value="3550000" calcext:value-type="float">
            <text:p>3550000</text:p>
          </table:table-cell>
          <table:table-cell table:number-columns-repeated="2" office:value-type="float" office:value="26390000" calcext:value-type="float">
            <text:p>26390000</text:p>
          </table:table-cell>
          <table:table-cell/>
          <table:table-cell office:value-type="float" office:value="28350000" calcext:value-type="float">
            <text:p>28350000</text:p>
          </table:table-cell>
          <table:table-cell office:value-type="float" office:value="29610000" calcext:value-type="float">
            <text:p>29610000</text:p>
          </table:table-cell>
          <table:table-cell table:formula="of:=([.I4]-[.$I$508])" office:value-type="float" office:value="12090000" calcext:value-type="float">
            <text:p>12090000</text:p>
          </table:table-cell>
          <table:table-cell office:value-type="float" office:value="21030000" calcext:value-type="float">
            <text:p>21030000</text:p>
          </table:table-cell>
          <table:table-cell table:formula="of:=([.K4]-[.$K$508])" office:value-type="float" office:value="3560000" calcext:value-type="float">
            <text:p>3560000</text:p>
          </table:table-cell>
          <table:table-cell/>
          <table:table-cell office:value-type="float" office:value="21330000" calcext:value-type="float">
            <text:p>21330000</text:p>
          </table:table-cell>
          <table:table-cell table:formula="of:=([.N4]-[.$N$508])" office:value-type="float" office:value="4690000" calcext:value-type="float">
            <text:p>4690000</text:p>
          </table:table-cell>
          <table:table-cell table:number-columns-repeated="3"/>
          <table:table-cell office:value-type="float" office:value="22330000" calcext:value-type="float">
            <text:p>22330000</text:p>
          </table:table-cell>
          <table:table-cell table:formula="of:=([.S4]-[.$S$508])" office:value-type="float" office:value="4140000" calcext:value-type="float">
            <text:p>4140000</text:p>
          </table:table-cell>
        </table:table-row>
        <table:table-row table:style-name="ro1">
          <table:table-cell office:value-type="float" office:value="23880000" calcext:value-type="float">
            <text:p>238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5]-[.$C$508])" office:value-type="float" office:value="-30000" calcext:value-type="float">
            <text:p>-30000</text:p>
          </table:table-cell>
          <table:table-cell table:number-columns-repeated="2" office:value-type="float" office:value="23750000" calcext:value-type="float">
            <text:p>2375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 table:formula="of:=([.I5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6]-[.$C$508])" office:value-type="float" office:value="-10000" calcext:value-type="float">
            <text:p>-10000</text:p>
          </table:table-cell>
          <table:table-cell office:value-type="float" office:value="21080000" calcext:value-type="float">
            <text:p>21080000</text:p>
          </table:table-cell>
          <table:table-cell office:value-type="float" office:value="21090000" calcext:value-type="float">
            <text:p>2109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70000" calcext:value-type="float">
            <text:p>17470000</text:p>
          </table:table-cell>
          <table:table-cell table:formula="of:=([.I6]-[.$I$508])" office:value-type="float" office:value="-50000" calcext:value-type="float">
            <text:p>-50000</text:p>
          </table:table-cell>
          <table:table-cell office:value-type="float" office:value="17480000" calcext:value-type="float">
            <text:p>17480000</text:p>
          </table:table-cell>
          <table:table-cell table:formula="of:=([.K6]-[.$K$508])" office:value-type="float" office:value="10000" calcext:value-type="float">
            <text:p>1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7]-[.$C$508])" office:value-type="float" office:value="-20000" calcext:value-type="float">
            <text:p>-20000</text:p>
          </table:table-cell>
          <table:table-cell table:number-columns-repeated="2"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7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450000" calcext:value-type="float">
            <text:p>17450000</text:p>
          </table:table-cell>
          <table:table-cell table:formula="of:=([.C8]-[.$C$508])" office:value-type="float" office:value="-50000" calcext:value-type="float">
            <text:p>-50000</text:p>
          </table:table-cell>
          <table:table-cell office:value-type="float" office:value="23250000" calcext:value-type="float">
            <text:p>23250000</text:p>
          </table:table-cell>
          <table:table-cell office:value-type="float" office:value="23260000" calcext:value-type="float">
            <text:p>2326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500000" calcext:value-type="float">
            <text:p>17500000</text:p>
          </table:table-cell>
          <table:table-cell table:formula="of:=([.I8]-[.$I$508])" office:value-type="float" office:value="-20000" calcext:value-type="float">
            <text:p>-20000</text:p>
          </table:table-cell>
          <table:table-cell office:value-type="float" office:value="17470000" calcext:value-type="float">
            <text:p>17470000</text:p>
          </table:table-cell>
          <table:table-cell table:formula="of:=([.K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29350000" calcext:value-type="float">
            <text:p>29350000</text:p>
          </table:table-cell>
          <table:table-cell table:formula="of:=([.S8]-[.$S$508])" office:value-type="float" office:value="11160000" calcext:value-type="float">
            <text:p>11160000</text:p>
          </table:table-cell>
        </table:table-row>
        <table:table-row table:style-name="ro1">
          <table:table-cell office:value-type="float" office:value="25560000" calcext:value-type="float">
            <text:p>2556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9]-[.$C$508])" office:value-type="float" office:value="-20000" calcext:value-type="float">
            <text:p>-20000</text:p>
          </table:table-cell>
          <table:table-cell table:number-columns-repeated="2" office:value-type="float" office:value="29440000" calcext:value-type="float">
            <text:p>294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9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]-[.$N$508])" office:value-type="float" office:value="-20000" calcext:value-type="float">
            <text:p>-20000</text:p>
          </table:table-cell>
          <table:table-cell office:value-type="string" calcext:value-type="string">
            <text:p>decreasing msg size again</text:p>
          </table:table-cell>
          <table:table-cell table:number-columns-repeated="2"/>
          <table:table-cell office:value-type="float" office:value="18150000" calcext:value-type="float">
            <text:p>18150000</text:p>
          </table:table-cell>
          <table:table-cell table:formula="of:=([.S9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10]-[.$C$508])" office:value-type="float" office:value="-10000" calcext:value-type="float">
            <text:p>-10000</text:p>
          </table:table-cell>
          <table:table-cell table:number-columns-repeated="2" office:value-type="float" office:value="23540000" calcext:value-type="float">
            <text:p>235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10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10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0]-[.$N$508])" office:value-type="float" office:value="-20000" calcext:value-type="float">
            <text:p>-20000</text:p>
          </table:table-cell>
          <table:table-cell office:value-type="string" calcext:value-type="string">
            <text:p>light blinks</text:p>
          </table:table-cell>
          <table:table-cell table:number-columns-repeated="2"/>
          <table:table-cell office:value-type="float" office:value="18160000" calcext:value-type="float">
            <text:p>18160000</text:p>
          </table:table-cell>
          <table:table-cell table:formula="of:=([.S1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50000" calcext:value-type="float">
            <text:p>2105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11]-[.$C$508])" office:value-type="float" office:value="-20000" calcext:value-type="float">
            <text:p>-20000</text:p>
          </table:table-cell>
          <table:table-cell table:number-columns-repeated="2" office:value-type="float" office:value="17820000" calcext:value-type="float">
            <text:p>1782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 table:formula="of:=([.I11]-[.$I$508])" office:value-type="float" office:value="-30000" calcext:value-type="float">
            <text:p>-30000</text:p>
          </table:table-cell>
          <table:table-cell office:value-type="float" office:value="17480000" calcext:value-type="float">
            <text:p>17480000</text:p>
          </table:table-cell>
          <table:table-cell table:formula="of:=([.K11]-[.$K$508])" office:value-type="float" office:value="10000" calcext:value-type="float">
            <text:p>1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1]-[.$N$508])" office:value-type="float" office:value="-20000" calcext:value-type="float">
            <text:p>-20000</text:p>
          </table:table-cell>
          <table:table-cell office:value-type="string" calcext:value-type="string">
            <text:p>what’s wrong</text:p>
          </table:table-cell>
          <table:table-cell table:number-columns-repeated="2"/>
          <table:table-cell office:value-type="float" office:value="18160000" calcext:value-type="float">
            <text:p>18160000</text:p>
          </table:table-cell>
          <table:table-cell table:formula="of:=([.S11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5970000" calcext:value-type="float">
            <text:p>2597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12]-[.$C$508])" office:value-type="float" office:value="-20000" calcext:value-type="float">
            <text:p>-20000</text:p>
          </table:table-cell>
          <table:table-cell table:number-columns-repeated="2" office:value-type="float" office:value="23170000" calcext:value-type="float">
            <text:p>231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12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1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20000" calcext:value-type="float">
            <text:p>242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13]-[.$C$508])" office:value-type="float" office:value="-30000" calcext:value-type="float">
            <text:p>-30000</text:p>
          </table:table-cell>
          <table:table-cell office:value-type="float" office:value="21410000" calcext:value-type="float">
            <text:p>21410000</text:p>
          </table:table-cell>
          <table:table-cell office:value-type="float" office:value="21420000" calcext:value-type="float">
            <text:p>214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 table:formula="of:=([.I13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1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14]-[.$C$508])" office:value-type="float" office:value="-10000" calcext:value-type="float">
            <text:p>-10000</text:p>
          </table:table-cell>
          <table:table-cell office:value-type="float" office:value="26280000" calcext:value-type="float">
            <text:p>26280000</text:p>
          </table:table-cell>
          <table:table-cell office:value-type="float" office:value="26270000" calcext:value-type="float">
            <text:p>262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14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1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4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470000" calcext:value-type="float">
            <text:p>2347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15]-[.$C$508])" office:value-type="float" office:value="-20000" calcext:value-type="float">
            <text:p>-2000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15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1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450000" calcext:value-type="float">
            <text:p>17450000</text:p>
          </table:table-cell>
          <table:table-cell table:formula="of:=([.C16]-[.$C$508])" office:value-type="float" office:value="-50000" calcext:value-type="float">
            <text:p>-50000</text:p>
          </table:table-cell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 table:formula="of:=([.I16]-[.$I$508])" office:value-type="float" office:value="-30000" calcext:value-type="float">
            <text:p>-30000</text:p>
          </table:table-cell>
          <table:table-cell office:value-type="float" office:value="17480000" calcext:value-type="float">
            <text:p>17480000</text:p>
          </table:table-cell>
          <table:table-cell table:formula="of:=([.K16]-[.$K$508])" office:value-type="float" office:value="10000" calcext:value-type="float">
            <text:p>1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23370000" calcext:value-type="float">
            <text:p>23370000</text:p>
          </table:table-cell>
          <table:table-cell table:formula="of:=([.C17]-[.$C$508])" office:value-type="float" office:value="5870000" calcext:value-type="float">
            <text:p>5870000</text:p>
          </table:table-cell>
          <table:table-cell table:number-columns-repeated="2" office:value-type="float" office:value="17490000" calcext:value-type="float">
            <text:p>17490000</text:p>
          </table:table-cell>
          <table:table-cell/>
          <table:table-cell office:value-type="float" office:value="-983770000" calcext:value-type="float">
            <text:p>-983770000</text:p>
          </table:table-cell>
          <table:table-cell office:value-type="float" office:value="17480000" calcext:value-type="float">
            <text:p>17480000</text:p>
          </table:table-cell>
          <table:table-cell table:formula="of:=([.I17]-[.$I$508])" office:value-type="float" office:value="-40000" calcext:value-type="float">
            <text:p>-40000</text:p>
          </table:table-cell>
          <table:table-cell office:value-type="float" office:value="19550000" calcext:value-type="float">
            <text:p>19550000</text:p>
          </table:table-cell>
          <table:table-cell table:formula="of:=([.K17]-[.$K$508])" office:value-type="float" office:value="2080000" calcext:value-type="float">
            <text:p>20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7930000" calcext:value-type="float">
            <text:p>17930000</text:p>
          </table:table-cell>
          <table:table-cell table:formula="of:=([.S17]-[.$S$508])" office:value-type="float" office:value="-260000" calcext:value-type="float">
            <text:p>-260000</text:p>
          </table:table-cell>
        </table:table-row>
        <table:table-row table:style-name="ro1"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18]-[.$C$508])" office:value-type="float" office:value="-30000" calcext:value-type="float">
            <text:p>-30000</text:p>
          </table:table-cell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18]-[.$I$508])" office:value-type="float" office:value="-40000" calcext:value-type="float">
            <text:p>-40000</text:p>
          </table:table-cell>
          <table:table-cell office:value-type="float" office:value="25350000" calcext:value-type="float">
            <text:p>25350000</text:p>
          </table:table-cell>
          <table:table-cell table:formula="of:=([.K18]-[.$K$508])" office:value-type="float" office:value="7880000" calcext:value-type="float">
            <text:p>78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19]-[.$C$508])" office:value-type="float" office:value="-10000" calcext:value-type="float">
            <text:p>-10000</text:p>
          </table:table-cell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 table:formula="of:=([.I19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1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9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20]-[.$C$508])" office:value-type="float" office:value="-20000" calcext:value-type="float">
            <text:p>-20000</text:p>
          </table:table-cell>
          <table:table-cell table:number-columns-repeated="2" office:value-type="float" office:value="17490000" calcext:value-type="float">
            <text:p>1749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 table:formula="of:=([.I20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20]-[.$K$508])" office:value-type="float" office:value="0" calcext:value-type="float">
            <text:p>0</text:p>
          </table:table-cell>
          <table:table-cell/>
          <table:table-cell office:value-type="float" office:value="27230000" calcext:value-type="float">
            <text:p>27230000</text:p>
          </table:table-cell>
          <table:table-cell table:formula="of:=([.N20]-[.$N$508])" office:value-type="float" office:value="10590000" calcext:value-type="float">
            <text:p>1059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0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450000" calcext:value-type="float">
            <text:p>17450000</text:p>
          </table:table-cell>
          <table:table-cell table:formula="of:=([.C21]-[.$C$508])" office:value-type="float" office:value="-50000" calcext:value-type="float">
            <text:p>-50000</text:p>
          </table:table-cell>
          <table:table-cell table:number-columns-repeated="2" office:value-type="float" office:value="23170000" calcext:value-type="float">
            <text:p>2317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 table:formula="of:=([.I21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21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1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22]-[.$C$508])" office:value-type="float" office:value="-20000" calcext:value-type="float">
            <text:p>-20000</text:p>
          </table:table-cell>
          <table:table-cell office:value-type="float" office:value="21450000" calcext:value-type="float">
            <text:p>21450000</text:p>
          </table:table-cell>
          <table:table-cell office:value-type="float" office:value="21460000" calcext:value-type="float">
            <text:p>21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22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2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2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23]-[.$C$508])" office:value-type="float" office:value="-20000" calcext:value-type="float">
            <text:p>-20000</text:p>
          </table:table-cell>
          <table:table-cell office:value-type="float" office:value="20590000" calcext:value-type="float">
            <text:p>20590000</text:p>
          </table:table-cell>
          <table:table-cell office:value-type="float" office:value="20580000" calcext:value-type="float">
            <text:p>205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23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2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24]-[.$C$508])" office:value-type="float" office:value="-30000" calcext:value-type="float">
            <text:p>-30000</text:p>
          </table:table-cell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 table:formula="of:=([.I24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2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2900000" calcext:value-type="float">
            <text:p>2290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25]-[.$C$508])" office:value-type="float" office:value="-20000" calcext:value-type="float">
            <text:p>-20000</text:p>
          </table:table-cell>
          <table:table-cell table:number-columns-repeated="2" office:value-type="float" office:value="23180000" calcext:value-type="float">
            <text:p>231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80000" calcext:value-type="float">
            <text:p>17480000</text:p>
          </table:table-cell>
          <table:table-cell table:formula="of:=([.I25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2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26]-[.$C$508])" office:value-type="float" office:value="-30000" calcext:value-type="float">
            <text:p>-30000</text:p>
          </table:table-cell>
          <table:table-cell table:number-columns-repeated="2" office:value-type="float" office:value="-978560000" calcext:value-type="float">
            <text:p>-978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26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26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31570000" calcext:value-type="float">
            <text:p>3157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27]-[.$C$508])" office:value-type="float" office:value="-10000" calcext:value-type="float">
            <text:p>-10000</text:p>
          </table:table-cell>
          <table:table-cell table:number-columns-repeated="2" office:value-type="float" office:value="20580000" calcext:value-type="float">
            <text:p>20580000</text:p>
          </table:table-cell>
          <table:table-cell/>
          <table:table-cell office:value-type="float" office:value="17810000" calcext:value-type="float">
            <text:p>17810000</text:p>
          </table:table-cell>
          <table:table-cell office:value-type="float" office:value="17490000" calcext:value-type="float">
            <text:p>17490000</text:p>
          </table:table-cell>
          <table:table-cell table:formula="of:=([.I27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2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28]-[.$C$508])" office:value-type="float" office:value="-20000" calcext:value-type="float">
            <text:p>-20000</text:p>
          </table:table-cell>
          <table:table-cell table:number-columns-repeated="2" office:value-type="float" office:value="23170000" calcext:value-type="float">
            <text:p>23170000</text:p>
          </table:table-cell>
          <table:table-cell/>
          <table:table-cell office:value-type="float" office:value="24140000" calcext:value-type="float">
            <text:p>24140000</text:p>
          </table:table-cell>
          <table:table-cell office:value-type="float" office:value="17480000" calcext:value-type="float">
            <text:p>17480000</text:p>
          </table:table-cell>
          <table:table-cell table:formula="of:=([.I28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2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450000" calcext:value-type="float">
            <text:p>17450000</text:p>
          </table:table-cell>
          <table:table-cell table:formula="of:=([.C29]-[.$C$508])" office:value-type="float" office:value="-50000" calcext:value-type="float">
            <text:p>-50000</text:p>
          </table:table-cell>
          <table:table-cell table:number-columns-repeated="2" office:value-type="float" office:value="29430000" calcext:value-type="float">
            <text:p>2943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 table:formula="of:=([.I29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2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2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9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8290000" calcext:value-type="float">
            <text:p>1829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30]-[.$C$508])" office:value-type="float" office:value="-20000" calcext:value-type="float">
            <text:p>-20000</text:p>
          </table:table-cell>
          <table:table-cell table:number-columns-repeated="2" office:value-type="float" office:value="17830000" calcext:value-type="float">
            <text:p>178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 table:formula="of:=([.I30]-[.$I$508])" office:value-type="float" office:value="-50000" calcext:value-type="float">
            <text:p>-50000</text:p>
          </table:table-cell>
          <table:table-cell office:value-type="float" office:value="17470000" calcext:value-type="float">
            <text:p>17470000</text:p>
          </table:table-cell>
          <table:table-cell table:formula="of:=([.K30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0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23160000" calcext:value-type="float">
            <text:p>23160000</text:p>
          </table:table-cell>
          <table:table-cell table:formula="of:=([.C31]-[.$C$508])" office:value-type="float" office:value="5660000" calcext:value-type="float">
            <text:p>5660000</text:p>
          </table:table-cell>
          <table:table-cell table:number-columns-repeated="2" office:value-type="float" office:value="17490000" calcext:value-type="float">
            <text:p>1749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80000" calcext:value-type="float">
            <text:p>17480000</text:p>
          </table:table-cell>
          <table:table-cell table:formula="of:=([.I31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31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1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formula="of:=([.C32]-[.$C$508])" office:value-type="float" office:value="320000" calcext:value-type="float">
            <text:p>320000</text:p>
          </table:table-cell>
          <table:table-cell office:value-type="float" office:value="21070000" calcext:value-type="float">
            <text:p>21070000</text:p>
          </table:table-cell>
          <table:table-cell office:value-type="float" office:value="21080000" calcext:value-type="float">
            <text:p>210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00000" calcext:value-type="float">
            <text:p>17500000</text:p>
          </table:table-cell>
          <table:table-cell table:formula="of:=([.I32]-[.$I$508])" office:value-type="float" office:value="-20000" calcext:value-type="float">
            <text:p>-20000</text:p>
          </table:table-cell>
          <table:table-cell office:value-type="float" office:value="17470000" calcext:value-type="float">
            <text:p>17470000</text:p>
          </table:table-cell>
          <table:table-cell table:formula="of:=([.K3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580000" calcext:value-type="float">
            <text:p>24580000</text:p>
          </table:table-cell>
          <table:table-cell/>
          <table:table-cell office:value-type="float" office:value="17590000" calcext:value-type="float">
            <text:p>17590000</text:p>
          </table:table-cell>
          <table:table-cell table:formula="of:=([.C33]-[.$C$508])" office:value-type="float" office:value="90000" calcext:value-type="float">
            <text:p>90000</text:p>
          </table:table-cell>
          <table:table-cell table:number-columns-repeated="2" office:value-type="float" office:value="21070000" calcext:value-type="float">
            <text:p>210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 table:formula="of:=([.I33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3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450000" calcext:value-type="float">
            <text:p>17450000</text:p>
          </table:table-cell>
          <table:table-cell table:formula="of:=([.C34]-[.$C$508])" office:value-type="float" office:value="-50000" calcext:value-type="float">
            <text:p>-50000</text:p>
          </table:table-cell>
          <table:table-cell office:value-type="float" office:value="22910000" calcext:value-type="float">
            <text:p>22910000</text:p>
          </table:table-cell>
          <table:table-cell office:value-type="float" office:value="22920000" calcext:value-type="float">
            <text:p>2292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70000" calcext:value-type="float">
            <text:p>17470000</text:p>
          </table:table-cell>
          <table:table-cell table:formula="of:=([.I34]-[.$I$508])" office:value-type="float" office:value="-50000" calcext:value-type="float">
            <text:p>-50000</text:p>
          </table:table-cell>
          <table:table-cell office:value-type="float" office:value="17470000" calcext:value-type="float">
            <text:p>17470000</text:p>
          </table:table-cell>
          <table:table-cell table:formula="of:=([.K3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34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-976510000" calcext:value-type="float">
            <text:p>-97651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35]-[.$C$508])" office:value-type="float" office:value="-20000" calcext:value-type="float">
            <text:p>-20000</text:p>
          </table:table-cell>
          <table:table-cell table:number-columns-repeated="2" office:value-type="float" office:value="23940000" calcext:value-type="float">
            <text:p>239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 table:formula="of:=([.I35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3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8860000" calcext:value-type="float">
            <text:p>2886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36]-[.$C$508])" office:value-type="float" office:value="-20000" calcext:value-type="float">
            <text:p>-20000</text:p>
          </table:table-cell>
          <table:table-cell table:number-columns-repeated="2" office:value-type="float" office:value="29110000" calcext:value-type="float">
            <text:p>291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36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36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37]-[.$C$508])" office:value-type="float" office:value="-20000" calcext:value-type="float">
            <text:p>-20000</text:p>
          </table:table-cell>
          <table:table-cell table:number-columns-repeated="2" office:value-type="float" office:value="23510000" calcext:value-type="float">
            <text:p>23510000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17490000" calcext:value-type="float">
            <text:p>17490000</text:p>
          </table:table-cell>
          <table:table-cell table:formula="of:=([.I37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3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38]-[.$C$508])" office:value-type="float" office:value="-20000" calcext:value-type="float">
            <text:p>-20000</text:p>
          </table:table-cell>
          <table:table-cell table:number-columns-repeated="2" office:value-type="float" office:value="23930000" calcext:value-type="float">
            <text:p>239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38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3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39]-[.$C$508])" office:value-type="float" office:value="-30000" calcext:value-type="float">
            <text:p>-30000</text:p>
          </table:table-cell>
          <table:table-cell office:value-type="float" office:value="28830000" calcext:value-type="float">
            <text:p>28830000</text:p>
          </table:table-cell>
          <table:table-cell office:value-type="float" office:value="28840000" calcext:value-type="float">
            <text:p>288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 table:formula="of:=([.I39]-[.$I$508])" office:value-type="float" office:value="-50000" calcext:value-type="float">
            <text:p>-50000</text:p>
          </table:table-cell>
          <table:table-cell office:value-type="float" office:value="17470000" calcext:value-type="float">
            <text:p>17470000</text:p>
          </table:table-cell>
          <table:table-cell table:formula="of:=([.K3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3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9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60000" calcext:value-type="float">
            <text:p>2106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40]-[.$C$508])" office:value-type="float" office:value="-10000" calcext:value-type="float">
            <text:p>-10000</text:p>
          </table:table-cell>
          <table:table-cell table:number-columns-repeated="2" office:value-type="float" office:value="18310000" calcext:value-type="float">
            <text:p>183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40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40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40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0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6320000" calcext:value-type="float">
            <text:p>263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41]-[.$C$508])" office:value-type="float" office:value="-20000" calcext:value-type="float">
            <text:p>-20000</text:p>
          </table:table-cell>
          <table:table-cell table:number-columns-repeated="2" office:value-type="float" office:value="17980000" calcext:value-type="float">
            <text:p>179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41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41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4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1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490000" calcext:value-type="float">
            <text:p>23490000</text:p>
          </table:table-cell>
          <table:table-cell/>
          <table:table-cell office:value-type="float" office:value="17450000" calcext:value-type="float">
            <text:p>17450000</text:p>
          </table:table-cell>
          <table:table-cell table:formula="of:=([.C42]-[.$C$508])" office:value-type="float" office:value="-50000" calcext:value-type="float">
            <text:p>-50000</text:p>
          </table:table-cell>
          <table:table-cell table:number-columns-repeated="2" office:value-type="float" office:value="23180000" calcext:value-type="float">
            <text:p>231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70000" calcext:value-type="float">
            <text:p>17470000</text:p>
          </table:table-cell>
          <table:table-cell table:formula="of:=([.I42]-[.$I$508])" office:value-type="float" office:value="-50000" calcext:value-type="float">
            <text:p>-50000</text:p>
          </table:table-cell>
          <table:table-cell office:value-type="float" office:value="17470000" calcext:value-type="float">
            <text:p>17470000</text:p>
          </table:table-cell>
          <table:table-cell table:formula="of:=([.K4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4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10000" calcext:value-type="float">
            <text:p>2421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43]-[.$C$508])" office:value-type="float" office:value="-20000" calcext:value-type="float">
            <text:p>-20000</text:p>
          </table:table-cell>
          <table:table-cell office:value-type="float" office:value="21430000" calcext:value-type="float">
            <text:p>21430000</text:p>
          </table:table-cell>
          <table:table-cell office:value-type="float" office:value="21440000" calcext:value-type="float">
            <text:p>214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 table:formula="of:=([.I43]-[.$I$508])" office:value-type="float" office:value="-30000" calcext:value-type="float">
            <text:p>-30000</text:p>
          </table:table-cell>
          <table:table-cell office:value-type="float" office:value="17470000" calcext:value-type="float">
            <text:p>17470000</text:p>
          </table:table-cell>
          <table:table-cell table:formula="of:=([.K43]-[.$K$508])" office:value-type="float" office:value="0" calcext:value-type="float">
            <text:p>0</text:p>
          </table:table-cell>
          <table:table-cell/>
          <table:table-cell office:value-type="float" office:value="27230000" calcext:value-type="float">
            <text:p>27230000</text:p>
          </table:table-cell>
          <table:table-cell table:formula="of:=([.N43]-[.$N$508])" office:value-type="float" office:value="10590000" calcext:value-type="float">
            <text:p>1059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7840000" calcext:value-type="float">
            <text:p>278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44]-[.$C$508])" office:value-type="float" office:value="-20000" calcext:value-type="float">
            <text:p>-20000</text:p>
          </table:table-cell>
          <table:table-cell table:number-columns-repeated="2" office:value-type="float" office:value="27980000" calcext:value-type="float">
            <text:p>279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44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4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4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45]-[.$C$508])" office:value-type="float" office:value="-20000" calcext:value-type="float">
            <text:p>-20000</text:p>
          </table:table-cell>
          <table:table-cell table:number-columns-repeated="2" office:value-type="float" office:value="21710000" calcext:value-type="float">
            <text:p>21710000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17500000" calcext:value-type="float">
            <text:p>17500000</text:p>
          </table:table-cell>
          <table:table-cell table:formula="of:=([.I45]-[.$I$508])" office:value-type="float" office:value="-20000" calcext:value-type="float">
            <text:p>-20000</text:p>
          </table:table-cell>
          <table:table-cell office:value-type="float" office:value="17470000" calcext:value-type="float">
            <text:p>17470000</text:p>
          </table:table-cell>
          <table:table-cell table:formula="of:=([.K4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46]-[.$C$508])" office:value-type="float" office:value="-20000" calcext:value-type="float">
            <text:p>-20000</text:p>
          </table:table-cell>
          <table:table-cell table:number-columns-repeated="2" office:value-type="float" office:value="23150000" calcext:value-type="float">
            <text:p>231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 table:formula="of:=([.I46]-[.$I$508])" office:value-type="float" office:value="-50000" calcext:value-type="float">
            <text:p>-50000</text:p>
          </table:table-cell>
          <table:table-cell office:value-type="float" office:value="17470000" calcext:value-type="float">
            <text:p>17470000</text:p>
          </table:table-cell>
          <table:table-cell table:formula="of:=([.K46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6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47]-[.$C$508])" office:value-type="float" office:value="-30000" calcext:value-type="float">
            <text:p>-30000</text:p>
          </table:table-cell>
          <table:table-cell office:value-type="float" office:value="23250000" calcext:value-type="float">
            <text:p>23250000</text:p>
          </table:table-cell>
          <table:table-cell office:value-type="float" office:value="23270000" calcext:value-type="float">
            <text:p>232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9550000" calcext:value-type="float">
            <text:p>19550000</text:p>
          </table:table-cell>
          <table:table-cell table:formula="of:=([.I47]-[.$I$508])" office:value-type="float" office:value="2030000" calcext:value-type="float">
            <text:p>2030000</text:p>
          </table:table-cell>
          <table:table-cell office:value-type="float" office:value="17470000" calcext:value-type="float">
            <text:p>17470000</text:p>
          </table:table-cell>
          <table:table-cell table:formula="of:=([.K4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4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240000" calcext:value-type="float">
            <text:p>2324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48]-[.$C$508])" office:value-type="float" office:value="-10000" calcext:value-type="float">
            <text:p>-10000</text:p>
          </table:table-cell>
          <table:table-cell table:number-columns-repeated="2" office:value-type="float" office:value="21440000" calcext:value-type="float">
            <text:p>214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0880000" calcext:value-type="float">
            <text:p>20880000</text:p>
          </table:table-cell>
          <table:table-cell table:formula="of:=([.I48]-[.$I$508])" office:value-type="float" office:value="3360000" calcext:value-type="float">
            <text:p>3360000</text:p>
          </table:table-cell>
          <table:table-cell office:value-type="float" office:value="17470000" calcext:value-type="float">
            <text:p>17470000</text:p>
          </table:table-cell>
          <table:table-cell table:formula="of:=([.K4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4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49]-[.$C$508])" office:value-type="float" office:value="-20000" calcext:value-type="float">
            <text:p>-20000</text:p>
          </table:table-cell>
          <table:table-cell table:number-columns-repeated="2" office:value-type="float" office:value="21050000" calcext:value-type="float">
            <text:p>210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 table:formula="of:=([.I49]-[.$I$508])" office:value-type="float" office:value="-40000" calcext:value-type="float">
            <text:p>-40000</text:p>
          </table:table-cell>
          <table:table-cell office:value-type="float" office:value="17690000" calcext:value-type="float">
            <text:p>17690000</text:p>
          </table:table-cell>
          <table:table-cell table:formula="of:=([.K49]-[.$K$508])" office:value-type="float" office:value="220000" calcext:value-type="float">
            <text:p>22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4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9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450000" calcext:value-type="float">
            <text:p>17450000</text:p>
          </table:table-cell>
          <table:table-cell table:formula="of:=([.C50]-[.$C$508])" office:value-type="float" office:value="-50000" calcext:value-type="float">
            <text:p>-50000</text:p>
          </table:table-cell>
          <table:table-cell table:number-columns-repeated="2" office:value-type="float" office:value="23180000" calcext:value-type="float">
            <text:p>231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 table:formula="of:=([.I50]-[.$I$508])" office:value-type="float" office:value="-30000" calcext:value-type="float">
            <text:p>-30000</text:p>
          </table:table-cell>
          <table:table-cell office:value-type="float" office:value="19550000" calcext:value-type="float">
            <text:p>19550000</text:p>
          </table:table-cell>
          <table:table-cell table:formula="of:=([.K50]-[.$K$508])" office:value-type="float" office:value="2080000" calcext:value-type="float">
            <text:p>20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0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29340000" calcext:value-type="float">
            <text:p>29340000</text:p>
          </table:table-cell>
          <table:table-cell table:formula="of:=([.S50]-[.$S$508])" office:value-type="float" office:value="11150000" calcext:value-type="float">
            <text:p>11150000</text:p>
          </table:table-cell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51]-[.$C$508])" office:value-type="float" office:value="-20000" calcext:value-type="float">
            <text:p>-20000</text:p>
          </table:table-cell>
          <table:table-cell table:number-columns-repeated="2" office:value-type="float" office:value="23500000" calcext:value-type="float">
            <text:p>235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80000" calcext:value-type="float">
            <text:p>17480000</text:p>
          </table:table-cell>
          <table:table-cell table:formula="of:=([.I51]-[.$I$508])" office:value-type="float" office:value="-40000" calcext:value-type="float">
            <text:p>-40000</text:p>
          </table:table-cell>
          <table:table-cell office:value-type="float" office:value="31550000" calcext:value-type="float">
            <text:p>31550000</text:p>
          </table:table-cell>
          <table:table-cell table:formula="of:=([.K51]-[.$K$508])" office:value-type="float" office:value="14080000" calcext:value-type="float">
            <text:p>140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5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formula="of:=([.C52]-[.$C$508])" office:value-type="float" office:value="-20000" calcext:value-type="float">
            <text:p>-20000</text:p>
          </table:table-cell>
          <table:table-cell table:number-columns-repeated="2" office:value-type="float" office:value="23500000" calcext:value-type="float">
            <text:p>235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 table:formula="of:=([.I52]-[.$I$508])" office:value-type="float" office:value="-50000" calcext:value-type="float">
            <text:p>-50000</text:p>
          </table:table-cell>
          <table:table-cell office:value-type="float" office:value="17820000" calcext:value-type="float">
            <text:p>17820000</text:p>
          </table:table-cell>
          <table:table-cell table:formula="of:=([.K52]-[.$K$508])" office:value-type="float" office:value="350000" calcext:value-type="float">
            <text:p>35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5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formula="of:=([.C53]-[.$C$508])" office:value-type="float" office:value="-30000" calcext:value-type="float">
            <text:p>-30000</text:p>
          </table:table-cell>
          <table:table-cell table:number-columns-repeated="2" office:value-type="float" office:value="18310000" calcext:value-type="float">
            <text:p>18310000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17480000" calcext:value-type="float">
            <text:p>17480000</text:p>
          </table:table-cell>
          <table:table-cell table:formula="of:=([.I53]-[.$I$508])" office:value-type="float" office:value="-40000" calcext:value-type="float">
            <text:p>-40000</text:p>
          </table:table-cell>
          <table:table-cell office:value-type="float" office:value="17470000" calcext:value-type="float">
            <text:p>17470000</text:p>
          </table:table-cell>
          <table:table-cell table:formula="of:=([.K5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5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470000" calcext:value-type="float">
            <text:p>26470000</text:p>
          </table:table-cell>
          <table:table-cell/>
          <table:table-cell office:value-type="float" office:value="21450000" calcext:value-type="float">
            <text:p>21450000</text:p>
          </table:table-cell>
          <table:table-cell table:formula="of:=([.C54]-[.$C$508])" office:value-type="float" office:value="3950000" calcext:value-type="float">
            <text:p>395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20200000" calcext:value-type="float">
            <text:p>20200000</text:p>
          </table:table-cell>
          <table:table-cell office:value-type="float" office:value="21480000" calcext:value-type="float">
            <text:p>21480000</text:p>
          </table:table-cell>
          <table:table-cell table:formula="of:=([.I54]-[.$I$508])" office:value-type="float" office:value="3960000" calcext:value-type="float">
            <text:p>3960000</text:p>
          </table:table-cell>
          <table:table-cell office:value-type="float" office:value="21030000" calcext:value-type="float">
            <text:p>21030000</text:p>
          </table:table-cell>
          <table:table-cell table:formula="of:=([.K54]-[.$K$508])" office:value-type="float" office:value="3560000" calcext:value-type="float">
            <text:p>3560000</text:p>
          </table:table-cell>
          <table:table-cell/>
          <table:table-cell office:value-type="float" office:value="21330000" calcext:value-type="float">
            <text:p>21330000</text:p>
          </table:table-cell>
          <table:table-cell table:formula="of:=([.N54]-[.$N$508])" office:value-type="float" office:value="4690000" calcext:value-type="float">
            <text:p>469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5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3880000" calcext:value-type="float">
            <text:p>238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55]-[.$C$508])" office:value-type="float" office:value="10000" calcext:value-type="float">
            <text:p>1000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5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5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5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5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 table:formula="of:=([.I56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56]-[.$K$508])" office:value-type="float" office:value="10000" calcext:value-type="float">
            <text:p>1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5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57]-[.$C$508])" office:value-type="float" office:value="10000" calcext:value-type="float">
            <text:p>1000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5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5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5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58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5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5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5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5560000" calcext:value-type="float">
            <text:p>255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59]-[.$C$508])" office:value-type="float" office:value="0" calcext:value-type="float">
            <text:p>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5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5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5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5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60]-[.$C$508])" office:value-type="float" office:value="10000" calcext:value-type="float">
            <text:p>1000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6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60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0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6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050000" calcext:value-type="float">
            <text:p>210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61]-[.$C$508])" office:value-type="float" office:value="10000" calcext:value-type="float">
            <text:p>1000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61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61]-[.$K$508])" office:value-type="float" office:value="10000" calcext:value-type="float">
            <text:p>1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6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0000" calcext:value-type="float">
            <text:p>259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6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 table:formula="of:=([.I6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6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6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24220000" calcext:value-type="float">
            <text:p>242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63]-[.$C$508])" office:value-type="float" office:value="10000" calcext:value-type="float">
            <text:p>1000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-983750000" calcext:value-type="float">
            <text:p>-983750000</text:p>
          </table:table-cell>
          <table:table-cell office:value-type="float" office:value="19600000" calcext:value-type="float">
            <text:p>19600000</text:p>
          </table:table-cell>
          <table:table-cell table:formula="of:=([.I63]-[.$I$508])" office:value-type="float" office:value="2080000" calcext:value-type="float">
            <text:p>2080000</text:p>
          </table:table-cell>
          <table:table-cell office:value-type="float" office:value="17470000" calcext:value-type="float">
            <text:p>17470000</text:p>
          </table:table-cell>
          <table:table-cell table:formula="of:=([.K6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6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64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0910000" calcext:value-type="float">
            <text:p>20910000</text:p>
          </table:table-cell>
          <table:table-cell table:formula="of:=([.I64]-[.$I$508])" office:value-type="float" office:value="3390000" calcext:value-type="float">
            <text:p>3390000</text:p>
          </table:table-cell>
          <table:table-cell office:value-type="float" office:value="17470000" calcext:value-type="float">
            <text:p>17470000</text:p>
          </table:table-cell>
          <table:table-cell table:formula="of:=([.K6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6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0000" calcext:value-type="float">
            <text:p>234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65]-[.$C$508])" office:value-type="float" office:value="10000" calcext:value-type="float">
            <text:p>1000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6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6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6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6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66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66]-[.$K$508])" office:value-type="float" office:value="10000" calcext:value-type="float">
            <text:p>1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6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67]-[.$C$508])" office:value-type="float" office:value="0" calcext:value-type="float">
            <text:p>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67]-[.$I$508])" office:value-type="float" office:value="20000" calcext:value-type="float">
            <text:p>20000</text:p>
          </table:table-cell>
          <table:table-cell office:value-type="float" office:value="19550000" calcext:value-type="float">
            <text:p>19550000</text:p>
          </table:table-cell>
          <table:table-cell table:formula="of:=([.K67]-[.$K$508])" office:value-type="float" office:value="2080000" calcext:value-type="float">
            <text:p>20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6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490000" calcext:value-type="float">
            <text:p>174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68]-[.$C$508])" office:value-type="float" office:value="10000" calcext:value-type="float">
            <text:p>1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68]-[.$I$508])" office:value-type="float" office:value="0" calcext:value-type="float">
            <text:p>0</text:p>
          </table:table-cell>
          <table:table-cell office:value-type="float" office:value="25350000" calcext:value-type="float">
            <text:p>25350000</text:p>
          </table:table-cell>
          <table:table-cell table:formula="of:=([.K68]-[.$K$508])" office:value-type="float" office:value="7880000" calcext:value-type="float">
            <text:p>78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6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69]-[.$C$508])" office:value-type="float" office:value="10000" calcext:value-type="float">
            <text:p>1000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60000" calcext:value-type="float">
            <text:p>16260000</text:p>
          </table:table-cell>
          <table:table-cell office:value-type="float" office:value="17540000" calcext:value-type="float">
            <text:p>17540000</text:p>
          </table:table-cell>
          <table:table-cell table:formula="of:=([.I69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6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6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6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70]-[.$C$508])" office:value-type="float" office:value="0" calcext:value-type="float">
            <text:p>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750000" calcext:value-type="float">
            <text:p>17750000</text:p>
          </table:table-cell>
          <table:table-cell table:formula="of:=([.I70]-[.$I$508])" office:value-type="float" office:value="230000" calcext:value-type="float">
            <text:p>230000</text:p>
          </table:table-cell>
          <table:table-cell office:value-type="float" office:value="17470000" calcext:value-type="float">
            <text:p>17470000</text:p>
          </table:table-cell>
          <table:table-cell table:formula="of:=([.K70]-[.$K$508])" office:value-type="float" office:value="0" calcext:value-type="float">
            <text:p>0</text:p>
          </table:table-cell>
          <table:table-cell/>
          <table:table-cell office:value-type="float" office:value="27230000" calcext:value-type="float">
            <text:p>27230000</text:p>
          </table:table-cell>
          <table:table-cell table:formula="of:=([.N70]-[.$N$508])" office:value-type="float" office:value="10590000" calcext:value-type="float">
            <text:p>1059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7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71]-[.$C$508])" office:value-type="float" office:value="10000" calcext:value-type="float">
            <text:p>1000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7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71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7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20200000" calcext:value-type="float">
            <text:p>20200000</text:p>
          </table:table-cell>
          <table:table-cell table:formula="of:=([.C72]-[.$C$508])" office:value-type="float" office:value="2700000" calcext:value-type="float">
            <text:p>270000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7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7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7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73]-[.$C$508])" office:value-type="float" office:value="10000" calcext:value-type="float">
            <text:p>1000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7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7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7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7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74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7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7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2900000" calcext:value-type="float">
            <text:p>229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75]-[.$C$508])" office:value-type="float" office:value="0" calcext:value-type="float">
            <text:p>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75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7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7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76]-[.$C$508])" office:value-type="float" office:value="10000" calcext:value-type="float">
            <text:p>1000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7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76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7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31570000" calcext:value-type="float">
            <text:p>315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77]-[.$C$508])" office:value-type="float" office:value="10000" calcext:value-type="float">
            <text:p>1000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77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7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7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7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7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7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7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79]-[.$C$508])" office:value-type="float" office:value="10000" calcext:value-type="float">
            <text:p>1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7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7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7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7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0000" calcext:value-type="float">
            <text:p>182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80]-[.$C$508])" office:value-type="float" office:value="0" calcext:value-type="float">
            <text:p>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8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80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0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8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81]-[.$C$508])" office:value-type="float" office:value="10000" calcext:value-type="float">
            <text:p>1000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8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81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8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82]-[.$C$508])" office:value-type="float" office:value="0" calcext:value-type="float">
            <text:p>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8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8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8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580000" calcext:value-type="float">
            <text:p>245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83]-[.$C$508])" office:value-type="float" office:value="0" calcext:value-type="float">
            <text:p>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50000" calcext:value-type="float">
            <text:p>17550000</text:p>
          </table:table-cell>
          <table:table-cell table:formula="of:=([.I83]-[.$I$508])" office:value-type="float" office:value="30000" calcext:value-type="float">
            <text:p>30000</text:p>
          </table:table-cell>
          <table:table-cell office:value-type="float" office:value="17470000" calcext:value-type="float">
            <text:p>17470000</text:p>
          </table:table-cell>
          <table:table-cell table:formula="of:=([.K8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8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84]-[.$C$508])" office:value-type="float" office:value="10000" calcext:value-type="float">
            <text:p>1000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10000" calcext:value-type="float">
            <text:p>17510000</text:p>
          </table:table-cell>
          <table:table-cell table:formula="of:=([.I84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8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8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-976510000" calcext:value-type="float">
            <text:p>-9765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85]-[.$C$508])" office:value-type="float" office:value="10000" calcext:value-type="float">
            <text:p>1000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20000" calcext:value-type="float">
            <text:p>19620000</text:p>
          </table:table-cell>
          <table:table-cell table:formula="of:=([.I85]-[.$I$508])" office:value-type="float" office:value="2100000" calcext:value-type="float">
            <text:p>2100000</text:p>
          </table:table-cell>
          <table:table-cell office:value-type="float" office:value="17470000" calcext:value-type="float">
            <text:p>17470000</text:p>
          </table:table-cell>
          <table:table-cell table:formula="of:=([.K85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5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8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8860000" calcext:value-type="float">
            <text:p>288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86]-[.$C$508])" office:value-type="float" office:value="0" calcext:value-type="float">
            <text:p>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5480000" calcext:value-type="float">
            <text:p>25480000</text:p>
          </table:table-cell>
          <table:table-cell table:formula="of:=([.I86]-[.$I$508])" office:value-type="float" office:value="7960000" calcext:value-type="float">
            <text:p>7960000</text:p>
          </table:table-cell>
          <table:table-cell office:value-type="float" office:value="17470000" calcext:value-type="float">
            <text:p>17470000</text:p>
          </table:table-cell>
          <table:table-cell table:formula="of:=([.K86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6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8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87]-[.$C$508])" office:value-type="float" office:value="10000" calcext:value-type="float">
            <text:p>1000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10000" calcext:value-type="float">
            <text:p>17510000</text:p>
          </table:table-cell>
          <table:table-cell table:formula="of:=([.I87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8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8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8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88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8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8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89]-[.$C$508])" office:value-type="float" office:value="10000" calcext:value-type="float">
            <text:p>1000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8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89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8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8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0000" calcext:value-type="float">
            <text:p>210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90]-[.$C$508])" office:value-type="float" office:value="0" calcext:value-type="float">
            <text:p>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9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90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0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9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320000" calcext:value-type="float">
            <text:p>263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91]-[.$C$508])" office:value-type="float" office:value="0" calcext:value-type="float">
            <text:p>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8950000" calcext:value-type="float">
            <text:p>18950000</text:p>
          </table:table-cell>
          <table:table-cell office:value-type="float" office:value="17530000" calcext:value-type="float">
            <text:p>17530000</text:p>
          </table:table-cell>
          <table:table-cell table:formula="of:=([.I9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91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9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490000" calcext:value-type="float">
            <text:p>23490000</text:p>
          </table:table-cell>
          <table:table-cell/>
          <table:table-cell office:value-type="float" office:value="19590000" calcext:value-type="float">
            <text:p>19590000</text:p>
          </table:table-cell>
          <table:table-cell table:formula="of:=([.C92]-[.$C$508])" office:value-type="float" office:value="2090000" calcext:value-type="float">
            <text:p>209000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9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92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9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10000" calcext:value-type="float">
            <text:p>24210000</text:p>
          </table:table-cell>
          <table:table-cell/>
          <table:table-cell office:value-type="float" office:value="20870000" calcext:value-type="float">
            <text:p>20870000</text:p>
          </table:table-cell>
          <table:table-cell table:formula="of:=([.C93]-[.$C$508])" office:value-type="float" office:value="3370000" calcext:value-type="float">
            <text:p>337000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93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93]-[.$K$508])" office:value-type="float" office:value="0" calcext:value-type="float">
            <text:p>0</text:p>
          </table:table-cell>
          <table:table-cell/>
          <table:table-cell office:value-type="float" office:value="27230000" calcext:value-type="float">
            <text:p>27230000</text:p>
          </table:table-cell>
          <table:table-cell table:formula="of:=([.N93]-[.$N$508])" office:value-type="float" office:value="10590000" calcext:value-type="float">
            <text:p>1059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9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7840000" calcext:value-type="float">
            <text:p>2784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94]-[.$C$508])" office:value-type="float" office:value="10000" calcext:value-type="float">
            <text:p>1000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9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94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4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9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95]-[.$C$508])" office:value-type="float" office:value="0" calcext:value-type="float">
            <text:p>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95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9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9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9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/>
          <table:table-cell office:value-type="float" office:value="17280000" calcext:value-type="float">
            <text:p>17280000</text:p>
          </table:table-cell>
          <table:table-cell table:formula="of:=([.C96]-[.$C$508])" office:value-type="float" office:value="-220000" calcext:value-type="float">
            <text:p>-22000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9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96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96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9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97]-[.$C$508])" office:value-type="float" office:value="10000" calcext:value-type="float">
            <text:p>1000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9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97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7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9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3240000" calcext:value-type="float">
            <text:p>2324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98]-[.$C$508])" office:value-type="float" office:value="10000" calcext:value-type="float">
            <text:p>1000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9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98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8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9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99]-[.$C$508])" office:value-type="float" office:value="0" calcext:value-type="float">
            <text:p>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0770000" calcext:value-type="float">
            <text:p>20770000</text:p>
          </table:table-cell>
          <table:table-cell table:formula="of:=([.I99]-[.$I$508])" office:value-type="float" office:value="3250000" calcext:value-type="float">
            <text:p>3250000</text:p>
          </table:table-cell>
          <table:table-cell office:value-type="float" office:value="17690000" calcext:value-type="float">
            <text:p>17690000</text:p>
          </table:table-cell>
          <table:table-cell table:formula="of:=([.K99]-[.$K$508])" office:value-type="float" office:value="220000" calcext:value-type="float">
            <text:p>22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99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9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00]-[.$C$508])" office:value-type="float" office:value="10000" calcext:value-type="float">
            <text:p>1000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00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100]-[.$K$508])" office:value-type="float" office:value="2080000" calcext:value-type="float">
            <text:p>20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00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0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01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101]-[.$I$508])" office:value-type="float" office:value="20000" calcext:value-type="float">
            <text:p>20000</text:p>
          </table:table-cell>
          <table:table-cell office:value-type="float" office:value="31550000" calcext:value-type="float">
            <text:p>31550000</text:p>
          </table:table-cell>
          <table:table-cell table:formula="of:=([.K101]-[.$K$508])" office:value-type="float" office:value="14080000" calcext:value-type="float">
            <text:p>1408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01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0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02]-[.$C$508])" office:value-type="float" office:value="10000" calcext:value-type="float">
            <text:p>1000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02]-[.$I$508])" office:value-type="float" office:value="0" calcext:value-type="float">
            <text:p>0</text:p>
          </table:table-cell>
          <table:table-cell office:value-type="float" office:value="17820000" calcext:value-type="float">
            <text:p>17820000</text:p>
          </table:table-cell>
          <table:table-cell table:formula="of:=([.K102]-[.$K$508])" office:value-type="float" office:value="350000" calcext:value-type="float">
            <text:p>35000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02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0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103]-[.$C$508])" office:value-type="float" office:value="2080000" calcext:value-type="float">
            <text:p>208000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03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03]-[.$K$508])" office:value-type="float" office:value="0" calcext:value-type="float">
            <text:p>0</text:p>
          </table:table-cell>
          <table:table-cell/>
          <table:table-cell office:value-type="float" office:value="16620000" calcext:value-type="float">
            <text:p>16620000</text:p>
          </table:table-cell>
          <table:table-cell table:formula="of:=([.N103]-[.$N$508])" office:value-type="float" office:value="-20000" calcext:value-type="float">
            <text:p>-2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0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470000" calcext:value-type="float">
            <text:p>26470000</text:p>
          </table:table-cell>
          <table:table-cell/>
          <table:table-cell office:value-type="float" office:value="21450000" calcext:value-type="float">
            <text:p>21450000</text:p>
          </table:table-cell>
          <table:table-cell table:formula="of:=([.C104]-[.$C$508])" office:value-type="float" office:value="3950000" calcext:value-type="float">
            <text:p>395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-980150000" calcext:value-type="float">
            <text:p>-980150000</text:p>
          </table:table-cell>
          <table:table-cell office:value-type="float" office:value="21830000" calcext:value-type="float">
            <text:p>21830000</text:p>
          </table:table-cell>
          <table:table-cell table:formula="of:=([.I104]-[.$I$508])" office:value-type="float" office:value="4310000" calcext:value-type="float">
            <text:p>4310000</text:p>
          </table:table-cell>
          <table:table-cell office:value-type="float" office:value="21030000" calcext:value-type="float">
            <text:p>21030000</text:p>
          </table:table-cell>
          <table:table-cell table:formula="of:=([.K104]-[.$K$508])" office:value-type="float" office:value="3560000" calcext:value-type="float">
            <text:p>3560000</text:p>
          </table:table-cell>
          <table:table-cell/>
          <table:table-cell office:value-type="float" office:value="29290000" calcext:value-type="float">
            <text:p>29290000</text:p>
          </table:table-cell>
          <table:table-cell table:formula="of:=([.N104]-[.$N$508])" office:value-type="float" office:value="12650000" calcext:value-type="float">
            <text:p>1265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10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3880000" calcext:value-type="float">
            <text:p>238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05]-[.$C$508])" office:value-type="float" office:value="10000" calcext:value-type="float">
            <text:p>1000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0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0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0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0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0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06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10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0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0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07]-[.$C$508])" office:value-type="float" office:value="10000" calcext:value-type="float">
            <text:p>1000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107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0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0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0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08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0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0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0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0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5560000" calcext:value-type="float">
            <text:p>2556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09]-[.$C$508])" office:value-type="float" office:value="10000" calcext:value-type="float">
            <text:p>1000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0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0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0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0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10]-[.$C$508])" office:value-type="float" office:value="0" calcext:value-type="float">
            <text:p>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1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1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1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1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050000" calcext:value-type="float">
            <text:p>210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11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11]-[.$I$508])" office:value-type="float" office:value="10000" calcext:value-type="float">
            <text:p>10000</text:p>
          </table:table-cell>
          <table:table-cell office:value-type="float" office:value="17480000" calcext:value-type="float">
            <text:p>17480000</text:p>
          </table:table-cell>
          <table:table-cell table:formula="of:=([.K11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1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1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0000" calcext:value-type="float">
            <text:p>259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12]-[.$C$508])" office:value-type="float" office:value="10000" calcext:value-type="float">
            <text:p>1000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1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1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1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11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24220000" calcext:value-type="float">
            <text:p>242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13]-[.$C$508])" office:value-type="float" office:value="10000" calcext:value-type="float">
            <text:p>1000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1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1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1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11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14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14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1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1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1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0000" calcext:value-type="float">
            <text:p>234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15]-[.$C$508])" office:value-type="float" office:value="10000" calcext:value-type="float">
            <text:p>1000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115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1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1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1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1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16]-[.$I$508])" office:value-type="float" office:value="10000" calcext:value-type="float">
            <text:p>10000</text:p>
          </table:table-cell>
          <table:table-cell office:value-type="float" office:value="17480000" calcext:value-type="float">
            <text:p>17480000</text:p>
          </table:table-cell>
          <table:table-cell table:formula="of:=([.K116]-[.$K$508])" office:value-type="float" office:value="10000" calcext:value-type="float">
            <text:p>10000</text:p>
          </table:table-cell>
          <table:table-cell/>
          <table:table-cell office:value-type="float" office:value="16500000" calcext:value-type="float">
            <text:p>16500000</text:p>
          </table:table-cell>
          <table:table-cell table:formula="of:=([.N116]-[.$N$508])" office:value-type="float" office:value="-140000" calcext:value-type="float">
            <text:p>-14000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11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17]-[.$C$508])" office:value-type="float" office:value="10000" calcext:value-type="float">
            <text:p>1000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17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11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1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1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490000" calcext:value-type="float">
            <text:p>174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18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18]-[.$I$508])" office:value-type="float" office:value="10000" calcext:value-type="float">
            <text:p>10000</text:p>
          </table:table-cell>
          <table:table-cell office:value-type="float" office:value="25350000" calcext:value-type="float">
            <text:p>25350000</text:p>
          </table:table-cell>
          <table:table-cell table:formula="of:=([.K118]-[.$K$508])" office:value-type="float" office:value="7880000" calcext:value-type="float">
            <text:p>78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1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1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19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1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19]-[.$K$508])" office:value-type="float" office:value="0" calcext:value-type="float">
            <text:p>0</text:p>
          </table:table-cell>
          <table:table-cell/>
          <table:table-cell office:value-type="float" office:value="19910000" calcext:value-type="float">
            <text:p>19910000</text:p>
          </table:table-cell>
          <table:table-cell table:formula="of:=([.N119]-[.$N$508])" office:value-type="float" office:value="3270000" calcext:value-type="float">
            <text:p>327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1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20]-[.$C$508])" office:value-type="float" office:value="10000" calcext:value-type="float">
            <text:p>1000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2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2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2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21]-[.$C$508])" office:value-type="float" office:value="10000" calcext:value-type="float">
            <text:p>1000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2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2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2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9910000" calcext:value-type="float">
            <text:p>19910000</text:p>
          </table:table-cell>
          <table:table-cell table:formula="of:=([.C122]-[.$C$508])" office:value-type="float" office:value="2410000" calcext:value-type="float">
            <text:p>241000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2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2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12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C123]-[.$C$508])" office:value-type="float" office:value="10030000" calcext:value-type="float">
            <text:p>1003000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123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2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2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2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24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2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2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0000" calcext:value-type="float">
            <text:p>22900000</text:p>
          </table:table-cell>
          <table:table-cell/>
          <table:table-cell office:value-type="float" office:value="17520000" calcext:value-type="float">
            <text:p>17520000</text:p>
          </table:table-cell>
          <table:table-cell table:formula="of:=([.C125]-[.$C$508])" office:value-type="float" office:value="20000" calcext:value-type="float">
            <text:p>2000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25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2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2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26]-[.$C$508])" office:value-type="float" office:value="0" calcext:value-type="float">
            <text:p>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2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26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26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12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31570000" calcext:value-type="float">
            <text:p>315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27]-[.$C$508])" office:value-type="float" office:value="10000" calcext:value-type="float">
            <text:p>1000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2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2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2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2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2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2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2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12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29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2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2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2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2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0000" calcext:value-type="float">
            <text:p>182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30]-[.$C$508])" office:value-type="float" office:value="10000" calcext:value-type="float">
            <text:p>1000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30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3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3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31]-[.$C$508])" office:value-type="float" office:value="10000" calcext:value-type="float">
            <text:p>1000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770000" calcext:value-type="float">
            <text:p>17770000</text:p>
          </table:table-cell>
          <table:table-cell table:formula="of:=([.I131]-[.$I$508])" office:value-type="float" office:value="250000" calcext:value-type="float">
            <text:p>250000</text:p>
          </table:table-cell>
          <table:table-cell office:value-type="float" office:value="17470000" calcext:value-type="float">
            <text:p>17470000</text:p>
          </table:table-cell>
          <table:table-cell table:formula="of:=([.K13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3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32]-[.$C$508])" office:value-type="float" office:value="0" calcext:value-type="float">
            <text:p>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3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3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3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580000" calcext:value-type="float">
            <text:p>245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33]-[.$C$508])" office:value-type="float" office:value="10000" calcext:value-type="float">
            <text:p>1000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3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3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3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34]-[.$C$508])" office:value-type="float" office:value="0" calcext:value-type="float">
            <text:p>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10000" calcext:value-type="float">
            <text:p>17510000</text:p>
          </table:table-cell>
          <table:table-cell table:formula="of:=([.I134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13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3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-976510000" calcext:value-type="float">
            <text:p>-9765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35]-[.$C$508])" office:value-type="float" office:value="10000" calcext:value-type="float">
            <text:p>1000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9610000" calcext:value-type="float">
            <text:p>19610000</text:p>
          </table:table-cell>
          <table:table-cell table:formula="of:=([.I135]-[.$I$508])" office:value-type="float" office:value="2090000" calcext:value-type="float">
            <text:p>2090000</text:p>
          </table:table-cell>
          <table:table-cell office:value-type="float" office:value="17470000" calcext:value-type="float">
            <text:p>17470000</text:p>
          </table:table-cell>
          <table:table-cell table:formula="of:=([.K13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3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8860000" calcext:value-type="float">
            <text:p>288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36]-[.$C$508])" office:value-type="float" office:value="0" calcext:value-type="float">
            <text:p>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5460000" calcext:value-type="float">
            <text:p>25460000</text:p>
          </table:table-cell>
          <table:table-cell table:formula="of:=([.I136]-[.$I$508])" office:value-type="float" office:value="7940000" calcext:value-type="float">
            <text:p>7940000</text:p>
          </table:table-cell>
          <table:table-cell office:value-type="float" office:value="17470000" calcext:value-type="float">
            <text:p>17470000</text:p>
          </table:table-cell>
          <table:table-cell table:formula="of:=([.K136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36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3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37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3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3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3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38]-[.$C$508])" office:value-type="float" office:value="10000" calcext:value-type="float">
            <text:p>1000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3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38]-[.$K$508])" office:value-type="float" office:value="0" calcext:value-type="float">
            <text:p>0</text:p>
          </table:table-cell>
          <table:table-cell/>
          <table:table-cell office:value-type="float" office:value="27290000" calcext:value-type="float">
            <text:p>27290000</text:p>
          </table:table-cell>
          <table:table-cell table:formula="of:=([.N138]-[.$N$508])" office:value-type="float" office:value="10650000" calcext:value-type="float">
            <text:p>1065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3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39]-[.$C$508])" office:value-type="float" office:value="10000" calcext:value-type="float">
            <text:p>1000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3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3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3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3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0000" calcext:value-type="float">
            <text:p>210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40]-[.$C$508])" office:value-type="float" office:value="0" calcext:value-type="float">
            <text:p>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40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4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4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4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320000" calcext:value-type="float">
            <text:p>263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41]-[.$C$508])" office:value-type="float" office:value="10000" calcext:value-type="float">
            <text:p>1000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41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4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4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4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490000" calcext:value-type="float">
            <text:p>234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4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4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4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4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4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10000" calcext:value-type="float">
            <text:p>242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43]-[.$C$508])" office:value-type="float" office:value="10000" calcext:value-type="float">
            <text:p>1000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4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4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4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4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7840000" calcext:value-type="float">
            <text:p>278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44]-[.$C$508])" office:value-type="float" office:value="0" calcext:value-type="float">
            <text:p>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4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4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4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4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45]-[.$C$508])" office:value-type="float" office:value="0" calcext:value-type="float">
            <text:p>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420000" calcext:value-type="float">
            <text:p>16420000</text:p>
          </table:table-cell>
          <table:table-cell office:value-type="float" office:value="17530000" calcext:value-type="float">
            <text:p>17530000</text:p>
          </table:table-cell>
          <table:table-cell table:formula="of:=([.I14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4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4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4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46]-[.$C$508])" office:value-type="float" office:value="10000" calcext:value-type="float">
            <text:p>1000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4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46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46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4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47]-[.$C$508])" office:value-type="float" office:value="10000" calcext:value-type="float">
            <text:p>1000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10000" calcext:value-type="float">
            <text:p>17510000</text:p>
          </table:table-cell>
          <table:table-cell table:formula="of:=([.I147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14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4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14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3240000" calcext:value-type="float">
            <text:p>232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48]-[.$C$508])" office:value-type="float" office:value="0" calcext:value-type="float">
            <text:p>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48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48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48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4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49]-[.$C$508])" office:value-type="float" office:value="10000" calcext:value-type="float">
            <text:p>1000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49]-[.$I$508])" office:value-type="float" office:value="20000" calcext:value-type="float">
            <text:p>20000</text:p>
          </table:table-cell>
          <table:table-cell office:value-type="float" office:value="17690000" calcext:value-type="float">
            <text:p>17690000</text:p>
          </table:table-cell>
          <table:table-cell table:formula="of:=([.K14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4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4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5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50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15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5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5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51]-[.$C$508])" office:value-type="float" office:value="10000" calcext:value-type="float">
            <text:p>1000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51]-[.$I$508])" office:value-type="float" office:value="10000" calcext:value-type="float">
            <text:p>10000</text:p>
          </table:table-cell>
          <table:table-cell office:value-type="float" office:value="31550000" calcext:value-type="float">
            <text:p>31550000</text:p>
          </table:table-cell>
          <table:table-cell table:formula="of:=([.K15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5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5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52]-[.$C$508])" office:value-type="float" office:value="0" calcext:value-type="float">
            <text:p>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52]-[.$I$508])" office:value-type="float" office:value="10000" calcext:value-type="float">
            <text:p>10000</text:p>
          </table:table-cell>
          <table:table-cell office:value-type="float" office:value="17820000" calcext:value-type="float">
            <text:p>17820000</text:p>
          </table:table-cell>
          <table:table-cell table:formula="of:=([.K152]-[.$K$508])" office:value-type="float" office:value="350000" calcext:value-type="float">
            <text:p>35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5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5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53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5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5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5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5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870000" calcext:value-type="float">
            <text:p>26870000</text:p>
          </table:table-cell>
          <table:table-cell/>
          <table:table-cell office:value-type="float" office:value="21430000" calcext:value-type="float">
            <text:p>21430000</text:p>
          </table:table-cell>
          <table:table-cell table:formula="of:=([.C154]-[.$C$508])" office:value-type="float" office:value="3930000" calcext:value-type="float">
            <text:p>393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-980150000" calcext:value-type="float">
            <text:p>-980150000</text:p>
          </table:table-cell>
          <table:table-cell office:value-type="float" office:value="21120000" calcext:value-type="float">
            <text:p>21120000</text:p>
          </table:table-cell>
          <table:table-cell table:formula="of:=([.I154]-[.$I$508])" office:value-type="float" office:value="3600000" calcext:value-type="float">
            <text:p>3600000</text:p>
          </table:table-cell>
          <table:table-cell office:value-type="float" office:value="21030000" calcext:value-type="float">
            <text:p>21030000</text:p>
          </table:table-cell>
          <table:table-cell table:formula="of:=([.K154]-[.$K$508])" office:value-type="float" office:value="3560000" calcext:value-type="float">
            <text:p>3560000</text:p>
          </table:table-cell>
          <table:table-cell/>
          <table:table-cell office:value-type="float" office:value="20860000" calcext:value-type="float">
            <text:p>20860000</text:p>
          </table:table-cell>
          <table:table-cell table:formula="of:=([.N154]-[.$N$508])" office:value-type="float" office:value="4220000" calcext:value-type="float">
            <text:p>422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15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5980000" calcext:value-type="float">
            <text:p>259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55]-[.$C$508])" office:value-type="float" office:value="0" calcext:value-type="float">
            <text:p>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5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5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5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5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5930000" calcext:value-type="float">
            <text:p>259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5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5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156]-[.$K$508])" office:value-type="float" office:value="10000" calcext:value-type="float">
            <text:p>10000</text:p>
          </table:table-cell>
          <table:table-cell/>
          <table:table-cell office:value-type="float" office:value="16650000" calcext:value-type="float">
            <text:p>16650000</text:p>
          </table:table-cell>
          <table:table-cell table:formula="of:=([.N156]-[.$N$508])" office:value-type="float" office:value="10000" calcext:value-type="float">
            <text:p>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5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57]-[.$C$508])" office:value-type="float" office:value="0" calcext:value-type="float">
            <text:p>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5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57]-[.$K$508])" office:value-type="float" office:value="0" calcext:value-type="float">
            <text:p>0</text:p>
          </table:table-cell>
          <table:table-cell/>
          <table:table-cell office:value-type="float" office:value="27960000" calcext:value-type="float">
            <text:p>27960000</text:p>
          </table:table-cell>
          <table:table-cell table:formula="of:=([.N157]-[.$N$508])" office:value-type="float" office:value="11320000" calcext:value-type="float">
            <text:p>113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5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28530000" calcext:value-type="float">
            <text:p>28530000</text:p>
          </table:table-cell>
          <table:table-cell table:formula="of:=([.C158]-[.$C$508])" office:value-type="float" office:value="11030000" calcext:value-type="float">
            <text:p>1103000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58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5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5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5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59]-[.$C$508])" office:value-type="float" office:value="0" calcext:value-type="float">
            <text:p>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5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5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5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5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300000" calcext:value-type="float">
            <text:p>17300000</text:p>
          </table:table-cell>
          <table:table-cell table:formula="of:=([.C160]-[.$C$508])" office:value-type="float" office:value="-200000" calcext:value-type="float">
            <text:p>-20000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6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60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60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6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61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61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16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6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6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6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6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6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6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16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26210000" calcext:value-type="float">
            <text:p>262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63]-[.$C$508])" office:value-type="float" office:value="0" calcext:value-type="float">
            <text:p>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6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6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6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16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23270000" calcext:value-type="float">
            <text:p>232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64]-[.$C$508])" office:value-type="float" office:value="10000" calcext:value-type="float">
            <text:p>1000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6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6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6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6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0000" calcext:value-type="float">
            <text:p>288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65]-[.$C$508])" office:value-type="float" office:value="0" calcext:value-type="float">
            <text:p>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6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6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6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6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6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66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16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6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16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21450000" calcext:value-type="float">
            <text:p>214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67]-[.$C$508])" office:value-type="float" office:value="0" calcext:value-type="float">
            <text:p>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67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16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6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6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68]-[.$C$508])" office:value-type="float" office:value="10000" calcext:value-type="float">
            <text:p>1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68]-[.$I$508])" office:value-type="float" office:value="0" calcext:value-type="float">
            <text:p>0</text:p>
          </table:table-cell>
          <table:table-cell office:value-type="float" office:value="25350000" calcext:value-type="float">
            <text:p>25350000</text:p>
          </table:table-cell>
          <table:table-cell table:formula="of:=([.K168]-[.$K$508])" office:value-type="float" office:value="7880000" calcext:value-type="float">
            <text:p>788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168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6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69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6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6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6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6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70]-[.$C$508])" office:value-type="float" office:value="0" calcext:value-type="float">
            <text:p>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7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7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7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-978550000" calcext:value-type="float">
            <text:p>-978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71]-[.$C$508])" office:value-type="float" office:value="0" calcext:value-type="float">
            <text:p>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7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7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7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72]-[.$C$508])" office:value-type="float" office:value="10000" calcext:value-type="float">
            <text:p>1000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7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7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17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230000" calcext:value-type="float">
            <text:p>282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73]-[.$C$508])" office:value-type="float" office:value="0" calcext:value-type="float">
            <text:p>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7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7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7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7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74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74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74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7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0000" calcext:value-type="float">
            <text:p>214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75]-[.$C$508])" office:value-type="float" office:value="0" calcext:value-type="float">
            <text:p>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7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7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7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76]-[.$C$508])" office:value-type="float" office:value="10000" calcext:value-type="float">
            <text:p>1000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17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7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17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2910000" calcext:value-type="float">
            <text:p>229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77]-[.$C$508])" office:value-type="float" office:value="0" calcext:value-type="float">
            <text:p>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7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7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7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7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7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7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7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17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179]-[.$C$508])" office:value-type="float" office:value="2080000" calcext:value-type="float">
            <text:p>208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760000" calcext:value-type="float">
            <text:p>17760000</text:p>
          </table:table-cell>
          <table:table-cell table:formula="of:=([.I179]-[.$I$508])" office:value-type="float" office:value="240000" calcext:value-type="float">
            <text:p>240000</text:p>
          </table:table-cell>
          <table:table-cell office:value-type="float" office:value="17470000" calcext:value-type="float">
            <text:p>17470000</text:p>
          </table:table-cell>
          <table:table-cell table:formula="of:=([.K179]-[.$K$508])" office:value-type="float" office:value="0" calcext:value-type="float">
            <text:p>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N179]-[.$N$508])" office:value-type="float" office:value="10890000" calcext:value-type="float">
            <text:p>1089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7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0000" calcext:value-type="float">
            <text:p>29130000</text:p>
          </table:table-cell>
          <table:table-cell/>
          <table:table-cell office:value-type="float" office:value="25440000" calcext:value-type="float">
            <text:p>25440000</text:p>
          </table:table-cell>
          <table:table-cell table:formula="of:=([.C180]-[.$C$508])" office:value-type="float" office:value="7940000" calcext:value-type="float">
            <text:p>794000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8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8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8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8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81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8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81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81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8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0000" calcext:value-type="float">
            <text:p>183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82]-[.$C$508])" office:value-type="float" office:value="10000" calcext:value-type="float">
            <text:p>1000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18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8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8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8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83]-[.$C$508])" office:value-type="float" office:value="0" calcext:value-type="float">
            <text:p>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8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8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8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8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84]-[.$C$508])" office:value-type="float" office:value="0" calcext:value-type="float">
            <text:p>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8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8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8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8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85]-[.$C$508])" office:value-type="float" office:value="0" calcext:value-type="float">
            <text:p>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8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8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8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8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2910000" calcext:value-type="float">
            <text:p>229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86]-[.$C$508])" office:value-type="float" office:value="10000" calcext:value-type="float">
            <text:p>1000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8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8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8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8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87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8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8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8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8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9450000" calcext:value-type="float">
            <text:p>294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8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18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8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8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8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9480000" calcext:value-type="float">
            <text:p>294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89]-[.$C$508])" office:value-type="float" office:value="0" calcext:value-type="float">
            <text:p>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18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8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8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8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90]-[.$C$508])" office:value-type="float" office:value="10000" calcext:value-type="float">
            <text:p>1000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90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9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9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340000" calcext:value-type="float">
            <text:p>26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91]-[.$C$508])" office:value-type="float" office:value="0" calcext:value-type="float">
            <text:p>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9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9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9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9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19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192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92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9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93]-[.$C$508])" office:value-type="float" office:value="0" calcext:value-type="float">
            <text:p>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19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9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9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970000" calcext:value-type="float">
            <text:p>239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94]-[.$C$508])" office:value-type="float" office:value="10000" calcext:value-type="float">
            <text:p>1000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9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9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9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110000" calcext:value-type="float">
            <text:p>211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95]-[.$C$508])" office:value-type="float" office:value="0" calcext:value-type="float">
            <text:p>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420000" calcext:value-type="float">
            <text:p>16420000</text:p>
          </table:table-cell>
          <table:table-cell office:value-type="float" office:value="19600000" calcext:value-type="float">
            <text:p>19600000</text:p>
          </table:table-cell>
          <table:table-cell table:formula="of:=([.I195]-[.$I$508])" office:value-type="float" office:value="2080000" calcext:value-type="float">
            <text:p>2080000</text:p>
          </table:table-cell>
          <table:table-cell office:value-type="float" office:value="17470000" calcext:value-type="float">
            <text:p>17470000</text:p>
          </table:table-cell>
          <table:table-cell table:formula="of:=([.K19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19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19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96]-[.$C$508])" office:value-type="float" office:value="0" calcext:value-type="float">
            <text:p>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5460000" calcext:value-type="float">
            <text:p>25460000</text:p>
          </table:table-cell>
          <table:table-cell table:formula="of:=([.I196]-[.$I$508])" office:value-type="float" office:value="7940000" calcext:value-type="float">
            <text:p>7940000</text:p>
          </table:table-cell>
          <table:table-cell office:value-type="float" office:value="17470000" calcext:value-type="float">
            <text:p>17470000</text:p>
          </table:table-cell>
          <table:table-cell table:formula="of:=([.K19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19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6260000" calcext:value-type="float">
            <text:p>262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97]-[.$C$508])" office:value-type="float" office:value="0" calcext:value-type="float">
            <text:p>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19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19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19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7390000" calcext:value-type="float">
            <text:p>273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198]-[.$C$508])" office:value-type="float" office:value="10000" calcext:value-type="float">
            <text:p>1000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198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19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19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199]-[.$C$508])" office:value-type="float" office:value="0" calcext:value-type="float">
            <text:p>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199]-[.$I$508])" office:value-type="float" office:value="10000" calcext:value-type="float">
            <text:p>10000</text:p>
          </table:table-cell>
          <table:table-cell office:value-type="float" office:value="17690000" calcext:value-type="float">
            <text:p>17690000</text:p>
          </table:table-cell>
          <table:table-cell table:formula="of:=([.K19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19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19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0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00]-[.$I$508])" office:value-type="float" office:value="20000" calcext:value-type="float">
            <text:p>20000</text:p>
          </table:table-cell>
          <table:table-cell office:value-type="float" office:value="19550000" calcext:value-type="float">
            <text:p>19550000</text:p>
          </table:table-cell>
          <table:table-cell table:formula="of:=([.K20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0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0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0000" calcext:value-type="float">
            <text:p>2946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201]-[.$C$508])" office:value-type="float" office:value="2080000" calcext:value-type="float">
            <text:p>208000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201]-[.$I$508])" office:value-type="float" office:value="10000" calcext:value-type="float">
            <text:p>10000</text:p>
          </table:table-cell>
          <table:table-cell office:value-type="float" office:value="31550000" calcext:value-type="float">
            <text:p>31550000</text:p>
          </table:table-cell>
          <table:table-cell table:formula="of:=([.K20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0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0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1470000" calcext:value-type="float">
            <text:p>21470000</text:p>
          </table:table-cell>
          <table:table-cell/>
          <table:table-cell office:value-type="float" office:value="25430000" calcext:value-type="float">
            <text:p>25430000</text:p>
          </table:table-cell>
          <table:table-cell table:formula="of:=([.C202]-[.$C$508])" office:value-type="float" office:value="7930000" calcext:value-type="float">
            <text:p>793000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202]-[.$I$508])" office:value-type="float" office:value="0" calcext:value-type="float">
            <text:p>0</text:p>
          </table:table-cell>
          <table:table-cell office:value-type="float" office:value="17820000" calcext:value-type="float">
            <text:p>17820000</text:p>
          </table:table-cell>
          <table:table-cell table:formula="of:=([.K202]-[.$K$508])" office:value-type="float" office:value="350000" calcext:value-type="float">
            <text:p>35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202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0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0000" calcext:value-type="float">
            <text:p>244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03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0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0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0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0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840000" calcext:value-type="float">
            <text:p>26840000</text:p>
          </table:table-cell>
          <table:table-cell/>
          <table:table-cell office:value-type="float" office:value="21430000" calcext:value-type="float">
            <text:p>21430000</text:p>
          </table:table-cell>
          <table:table-cell table:formula="of:=([.C204]-[.$C$508])" office:value-type="float" office:value="3930000" calcext:value-type="float">
            <text:p>393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-980150000" calcext:value-type="float">
            <text:p>-980150000</text:p>
          </table:table-cell>
          <table:table-cell office:value-type="float" office:value="21830000" calcext:value-type="float">
            <text:p>21830000</text:p>
          </table:table-cell>
          <table:table-cell table:formula="of:=([.I204]-[.$I$508])" office:value-type="float" office:value="4310000" calcext:value-type="float">
            <text:p>4310000</text:p>
          </table:table-cell>
          <table:table-cell office:value-type="float" office:value="21030000" calcext:value-type="float">
            <text:p>21030000</text:p>
          </table:table-cell>
          <table:table-cell table:formula="of:=([.K204]-[.$K$508])" office:value-type="float" office:value="3560000" calcext:value-type="float">
            <text:p>3560000</text:p>
          </table:table-cell>
          <table:table-cell/>
          <table:table-cell office:value-type="float" office:value="20860000" calcext:value-type="float">
            <text:p>20860000</text:p>
          </table:table-cell>
          <table:table-cell table:formula="of:=([.N204]-[.$N$508])" office:value-type="float" office:value="4220000" calcext:value-type="float">
            <text:p>422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20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05]-[.$C$508])" office:value-type="float" office:value="0" calcext:value-type="float">
            <text:p>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0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0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0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0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0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06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206]-[.$K$508])" office:value-type="float" office:value="10000" calcext:value-type="float">
            <text:p>10000</text:p>
          </table:table-cell>
          <table:table-cell/>
          <table:table-cell office:value-type="float" office:value="16650000" calcext:value-type="float">
            <text:p>16650000</text:p>
          </table:table-cell>
          <table:table-cell table:formula="of:=([.N206]-[.$N$508])" office:value-type="float" office:value="10000" calcext:value-type="float">
            <text:p>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0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07]-[.$C$508])" office:value-type="float" office:value="0" calcext:value-type="float">
            <text:p>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690000" calcext:value-type="float">
            <text:p>17690000</text:p>
          </table:table-cell>
          <table:table-cell table:formula="of:=([.I207]-[.$I$508])" office:value-type="float" office:value="170000" calcext:value-type="float">
            <text:p>170000</text:p>
          </table:table-cell>
          <table:table-cell office:value-type="float" office:value="17470000" calcext:value-type="float">
            <text:p>17470000</text:p>
          </table:table-cell>
          <table:table-cell table:formula="of:=([.K207]-[.$K$508])" office:value-type="float" office:value="0" calcext:value-type="float">
            <text:p>0</text:p>
          </table:table-cell>
          <table:table-cell/>
          <table:table-cell office:value-type="float" office:value="27960000" calcext:value-type="float">
            <text:p>27960000</text:p>
          </table:table-cell>
          <table:table-cell table:formula="of:=([.N207]-[.$N$508])" office:value-type="float" office:value="11320000" calcext:value-type="float">
            <text:p>113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0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28530000" calcext:value-type="float">
            <text:p>28530000</text:p>
          </table:table-cell>
          <table:table-cell table:formula="of:=([.C208]-[.$C$508])" office:value-type="float" office:value="11030000" calcext:value-type="float">
            <text:p>1103000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0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0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0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0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09]-[.$C$508])" office:value-type="float" office:value="0" calcext:value-type="float">
            <text:p>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20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0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0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0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300000" calcext:value-type="float">
            <text:p>17300000</text:p>
          </table:table-cell>
          <table:table-cell table:formula="of:=([.C210]-[.$C$508])" office:value-type="float" office:value="-200000" calcext:value-type="float">
            <text:p>-20000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1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10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10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1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7860000" calcext:value-type="float">
            <text:p>278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11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11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21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1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1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1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1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1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1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21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29120000" calcext:value-type="float">
            <text:p>291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13]-[.$C$508])" office:value-type="float" office:value="0" calcext:value-type="float">
            <text:p>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1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1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1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21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14]-[.$C$508])" office:value-type="float" office:value="10000" calcext:value-type="float">
            <text:p>1000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14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1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1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1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15]-[.$C$508])" office:value-type="float" office:value="0" calcext:value-type="float">
            <text:p>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1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1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1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1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4380000" calcext:value-type="float">
            <text:p>243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1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1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21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1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21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17]-[.$C$508])" office:value-type="float" office:value="0" calcext:value-type="float">
            <text:p>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17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21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1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1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18]-[.$C$508])" office:value-type="float" office:value="10000" calcext:value-type="float">
            <text:p>1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18]-[.$I$508])" office:value-type="float" office:value="10000" calcext:value-type="float">
            <text:p>10000</text:p>
          </table:table-cell>
          <table:table-cell office:value-type="float" office:value="25350000" calcext:value-type="float">
            <text:p>25350000</text:p>
          </table:table-cell>
          <table:table-cell table:formula="of:=([.K218]-[.$K$508])" office:value-type="float" office:value="7880000" calcext:value-type="float">
            <text:p>788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218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1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19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1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1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1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1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20]-[.$C$508])" office:value-type="float" office:value="0" calcext:value-type="float">
            <text:p>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22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2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2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21]-[.$C$508])" office:value-type="float" office:value="0" calcext:value-type="float">
            <text:p>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2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2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2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22]-[.$C$508])" office:value-type="float" office:value="10000" calcext:value-type="float">
            <text:p>1000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2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2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22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23]-[.$C$508])" office:value-type="float" office:value="0" calcext:value-type="float">
            <text:p>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9610000" calcext:value-type="float">
            <text:p>19610000</text:p>
          </table:table-cell>
          <table:table-cell table:formula="of:=([.I223]-[.$I$508])" office:value-type="float" office:value="2090000" calcext:value-type="float">
            <text:p>2090000</text:p>
          </table:table-cell>
          <table:table-cell office:value-type="float" office:value="17470000" calcext:value-type="float">
            <text:p>17470000</text:p>
          </table:table-cell>
          <table:table-cell table:formula="of:=([.K22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2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680000" calcext:value-type="float">
            <text:p>236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2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2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24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24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2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25]-[.$C$508])" office:value-type="float" office:value="0" calcext:value-type="float">
            <text:p>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2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2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2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26]-[.$C$508])" office:value-type="float" office:value="10000" calcext:value-type="float">
            <text:p>1000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22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2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22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4180000" calcext:value-type="float">
            <text:p>24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27]-[.$C$508])" office:value-type="float" office:value="0" calcext:value-type="float">
            <text:p>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27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2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2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35150000" calcext:value-type="float">
            <text:p>351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2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2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2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2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22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229]-[.$C$508])" office:value-type="float" office:value="2080000" calcext:value-type="float">
            <text:p>208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22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29]-[.$K$508])" office:value-type="float" office:value="0" calcext:value-type="float">
            <text:p>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N229]-[.$N$508])" office:value-type="float" office:value="10890000" calcext:value-type="float">
            <text:p>1089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2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25440000" calcext:value-type="float">
            <text:p>25440000</text:p>
          </table:table-cell>
          <table:table-cell table:formula="of:=([.C230]-[.$C$508])" office:value-type="float" office:value="7940000" calcext:value-type="float">
            <text:p>794000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3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3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3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3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31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3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31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31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3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8920000" calcext:value-type="float">
            <text:p>-9789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32]-[.$C$508])" office:value-type="float" office:value="10000" calcext:value-type="float">
            <text:p>1000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23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3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3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3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33]-[.$C$508])" office:value-type="float" office:value="0" calcext:value-type="float">
            <text:p>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3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3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3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3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34]-[.$C$508])" office:value-type="float" office:value="0" calcext:value-type="float">
            <text:p>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23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3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3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3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35]-[.$C$508])" office:value-type="float" office:value="0" calcext:value-type="float">
            <text:p>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 table:formula="of:=([.I235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3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3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3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30620000" calcext:value-type="float">
            <text:p>306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36]-[.$C$508])" office:value-type="float" office:value="10000" calcext:value-type="float">
            <text:p>1000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3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3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3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3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37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3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3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3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3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3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23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3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3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3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39]-[.$C$508])" office:value-type="float" office:value="0" calcext:value-type="float">
            <text:p>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3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3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3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3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0000" calcext:value-type="float">
            <text:p>183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40]-[.$C$508])" office:value-type="float" office:value="10000" calcext:value-type="float">
            <text:p>1000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4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4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4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41]-[.$C$508])" office:value-type="float" office:value="0" calcext:value-type="float">
            <text:p>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4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4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4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4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4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42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42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4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43]-[.$C$508])" office:value-type="float" office:value="0" calcext:value-type="float">
            <text:p>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 table:formula="of:=([.I243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4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4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44]-[.$C$508])" office:value-type="float" office:value="10000" calcext:value-type="float">
            <text:p>1000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4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4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4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8870000" calcext:value-type="float">
            <text:p>288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45]-[.$C$508])" office:value-type="float" office:value="0" calcext:value-type="float">
            <text:p>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420000" calcext:value-type="float">
            <text:p>16420000</text:p>
          </table:table-cell>
          <table:table-cell office:value-type="float" office:value="19600000" calcext:value-type="float">
            <text:p>19600000</text:p>
          </table:table-cell>
          <table:table-cell table:formula="of:=([.I245]-[.$I$508])" office:value-type="float" office:value="2080000" calcext:value-type="float">
            <text:p>2080000</text:p>
          </table:table-cell>
          <table:table-cell office:value-type="float" office:value="17470000" calcext:value-type="float">
            <text:p>17470000</text:p>
          </table:table-cell>
          <table:table-cell table:formula="of:=([.K24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4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4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46]-[.$C$508])" office:value-type="float" office:value="0" calcext:value-type="float">
            <text:p>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5460000" calcext:value-type="float">
            <text:p>25460000</text:p>
          </table:table-cell>
          <table:table-cell table:formula="of:=([.I246]-[.$I$508])" office:value-type="float" office:value="7940000" calcext:value-type="float">
            <text:p>7940000</text:p>
          </table:table-cell>
          <table:table-cell office:value-type="float" office:value="17470000" calcext:value-type="float">
            <text:p>17470000</text:p>
          </table:table-cell>
          <table:table-cell table:formula="of:=([.K24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4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560000" calcext:value-type="float">
            <text:p>235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47]-[.$C$508])" office:value-type="float" office:value="0" calcext:value-type="float">
            <text:p>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24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4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24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48]-[.$C$508])" office:value-type="float" office:value="10000" calcext:value-type="float">
            <text:p>1000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48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4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4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49]-[.$C$508])" office:value-type="float" office:value="0" calcext:value-type="float">
            <text:p>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49]-[.$I$508])" office:value-type="float" office:value="10000" calcext:value-type="float">
            <text:p>10000</text:p>
          </table:table-cell>
          <table:table-cell office:value-type="float" office:value="17690000" calcext:value-type="float">
            <text:p>17690000</text:p>
          </table:table-cell>
          <table:table-cell table:formula="of:=([.K24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4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4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5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50]-[.$I$508])" office:value-type="float" office:value="0" calcext:value-type="float">
            <text:p>0</text:p>
          </table:table-cell>
          <table:table-cell office:value-type="float" office:value="19550000" calcext:value-type="float">
            <text:p>19550000</text:p>
          </table:table-cell>
          <table:table-cell table:formula="of:=([.K25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5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5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0000" calcext:value-type="float">
            <text:p>2945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251]-[.$C$508])" office:value-type="float" office:value="2080000" calcext:value-type="float">
            <text:p>208000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251]-[.$I$508])" office:value-type="float" office:value="0" calcext:value-type="float">
            <text:p>0</text:p>
          </table:table-cell>
          <table:table-cell office:value-type="float" office:value="31550000" calcext:value-type="float">
            <text:p>31550000</text:p>
          </table:table-cell>
          <table:table-cell table:formula="of:=([.K25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5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5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25430000" calcext:value-type="float">
            <text:p>25430000</text:p>
          </table:table-cell>
          <table:table-cell table:formula="of:=([.C252]-[.$C$508])" office:value-type="float" office:value="7930000" calcext:value-type="float">
            <text:p>793000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252]-[.$I$508])" office:value-type="float" office:value="0" calcext:value-type="float">
            <text:p>0</text:p>
          </table:table-cell>
          <table:table-cell office:value-type="float" office:value="17820000" calcext:value-type="float">
            <text:p>17820000</text:p>
          </table:table-cell>
          <table:table-cell table:formula="of:=([.K252]-[.$K$508])" office:value-type="float" office:value="350000" calcext:value-type="float">
            <text:p>35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252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5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0000" calcext:value-type="float">
            <text:p>31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53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0250000" calcext:value-type="float">
            <text:p>20250000</text:p>
          </table:table-cell>
          <table:table-cell table:formula="of:=([.I253]-[.$I$508])" office:value-type="float" office:value="2730000" calcext:value-type="float">
            <text:p>2730000</text:p>
          </table:table-cell>
          <table:table-cell office:value-type="float" office:value="17470000" calcext:value-type="float">
            <text:p>17470000</text:p>
          </table:table-cell>
          <table:table-cell table:formula="of:=([.K25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5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5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440000" calcext:value-type="float">
            <text:p>26440000</text:p>
          </table:table-cell>
          <table:table-cell/>
          <table:table-cell office:value-type="float" office:value="21280000" calcext:value-type="float">
            <text:p>21280000</text:p>
          </table:table-cell>
          <table:table-cell table:formula="of:=([.C254]-[.$C$508])" office:value-type="float" office:value="3780000" calcext:value-type="float">
            <text:p>378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20270000" calcext:value-type="float">
            <text:p>20270000</text:p>
          </table:table-cell>
          <table:table-cell office:value-type="float" office:value="21480000" calcext:value-type="float">
            <text:p>21480000</text:p>
          </table:table-cell>
          <table:table-cell table:formula="of:=([.I254]-[.$I$508])" office:value-type="float" office:value="3960000" calcext:value-type="float">
            <text:p>3960000</text:p>
          </table:table-cell>
          <table:table-cell office:value-type="float" office:value="21030000" calcext:value-type="float">
            <text:p>21030000</text:p>
          </table:table-cell>
          <table:table-cell table:formula="of:=([.K254]-[.$K$508])" office:value-type="float" office:value="3560000" calcext:value-type="float">
            <text:p>3560000</text:p>
          </table:table-cell>
          <table:table-cell/>
          <table:table-cell office:value-type="float" office:value="20860000" calcext:value-type="float">
            <text:p>20860000</text:p>
          </table:table-cell>
          <table:table-cell table:formula="of:=([.N254]-[.$N$508])" office:value-type="float" office:value="4220000" calcext:value-type="float">
            <text:p>422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25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3580000" calcext:value-type="float">
            <text:p>235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55]-[.$C$508])" office:value-type="float" office:value="10000" calcext:value-type="float">
            <text:p>1000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5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5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5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5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5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56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256]-[.$K$508])" office:value-type="float" office:value="10000" calcext:value-type="float">
            <text:p>10000</text:p>
          </table:table-cell>
          <table:table-cell/>
          <table:table-cell office:value-type="float" office:value="16650000" calcext:value-type="float">
            <text:p>16650000</text:p>
          </table:table-cell>
          <table:table-cell table:formula="of:=([.N256]-[.$N$508])" office:value-type="float" office:value="10000" calcext:value-type="float">
            <text:p>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5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57]-[.$C$508])" office:value-type="float" office:value="0" calcext:value-type="float">
            <text:p>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5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57]-[.$K$508])" office:value-type="float" office:value="0" calcext:value-type="float">
            <text:p>0</text:p>
          </table:table-cell>
          <table:table-cell/>
          <table:table-cell office:value-type="float" office:value="27960000" calcext:value-type="float">
            <text:p>27960000</text:p>
          </table:table-cell>
          <table:table-cell table:formula="of:=([.N257]-[.$N$508])" office:value-type="float" office:value="11320000" calcext:value-type="float">
            <text:p>113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5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58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25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5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5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5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59]-[.$C$508])" office:value-type="float" office:value="10000" calcext:value-type="float">
            <text:p>1000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25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5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5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5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000" calcext:value-type="float">
            <text:p>195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60]-[.$C$508])" office:value-type="float" office:value="0" calcext:value-type="float">
            <text:p>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6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60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60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6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5440000" calcext:value-type="float">
            <text:p>254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61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10000" calcext:value-type="float">
            <text:p>19610000</text:p>
          </table:table-cell>
          <table:table-cell table:formula="of:=([.I261]-[.$I$508])" office:value-type="float" office:value="2090000" calcext:value-type="float">
            <text:p>2090000</text:p>
          </table:table-cell>
          <table:table-cell office:value-type="float" office:value="17480000" calcext:value-type="float">
            <text:p>17480000</text:p>
          </table:table-cell>
          <table:table-cell table:formula="of:=([.K26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6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6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262]-[.$C$508])" office:value-type="float" office:value="2080000" calcext:value-type="float">
            <text:p>208000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5460000" calcext:value-type="float">
            <text:p>25460000</text:p>
          </table:table-cell>
          <table:table-cell table:formula="of:=([.I262]-[.$I$508])" office:value-type="float" office:value="7940000" calcext:value-type="float">
            <text:p>7940000</text:p>
          </table:table-cell>
          <table:table-cell office:value-type="float" office:value="17470000" calcext:value-type="float">
            <text:p>17470000</text:p>
          </table:table-cell>
          <table:table-cell table:formula="of:=([.K26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6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26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25440000" calcext:value-type="float">
            <text:p>25440000</text:p>
          </table:table-cell>
          <table:table-cell table:formula="of:=([.C263]-[.$C$508])" office:value-type="float" office:value="7940000" calcext:value-type="float">
            <text:p>794000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6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6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6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26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-978890000" calcext:value-type="float">
            <text:p>-9788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64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26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6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6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6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65]-[.$C$508])" office:value-type="float" office:value="10000" calcext:value-type="float">
            <text:p>1000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6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6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6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6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6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266]-[.$I$508])" office:value-type="float" office:value="20000" calcext:value-type="float">
            <text:p>20000</text:p>
          </table:table-cell>
          <table:table-cell office:value-type="float" office:value="17480000" calcext:value-type="float">
            <text:p>17480000</text:p>
          </table:table-cell>
          <table:table-cell table:formula="of:=([.K26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6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26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21470000" calcext:value-type="float">
            <text:p>21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67]-[.$C$508])" office:value-type="float" office:value="0" calcext:value-type="float">
            <text:p>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310000" calcext:value-type="float">
            <text:p>17310000</text:p>
          </table:table-cell>
          <table:table-cell table:formula="of:=([.I267]-[.$I$508])" office:value-type="float" office:value="-210000" calcext:value-type="float">
            <text:p>-210000</text:p>
          </table:table-cell>
          <table:table-cell office:value-type="float" office:value="19550000" calcext:value-type="float">
            <text:p>19550000</text:p>
          </table:table-cell>
          <table:table-cell table:formula="of:=([.K26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6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6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68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68]-[.$I$508])" office:value-type="float" office:value="0" calcext:value-type="float">
            <text:p>0</text:p>
          </table:table-cell>
          <table:table-cell office:value-type="float" office:value="25350000" calcext:value-type="float">
            <text:p>25350000</text:p>
          </table:table-cell>
          <table:table-cell table:formula="of:=([.K268]-[.$K$508])" office:value-type="float" office:value="7880000" calcext:value-type="float">
            <text:p>788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268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6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0000" calcext:value-type="float">
            <text:p>234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69]-[.$C$508])" office:value-type="float" office:value="10000" calcext:value-type="float">
            <text:p>1000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6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6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6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6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0]-[.$C$508])" office:value-type="float" office:value="0" calcext:value-type="float">
            <text:p>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7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7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7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1]-[.$C$508])" office:value-type="float" office:value="0" calcext:value-type="float">
            <text:p>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7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7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7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2]-[.$C$508])" office:value-type="float" office:value="0" calcext:value-type="float">
            <text:p>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7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7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27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73]-[.$C$508])" office:value-type="float" office:value="10000" calcext:value-type="float">
            <text:p>1000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20000" calcext:value-type="float">
            <text:p>17520000</text:p>
          </table:table-cell>
          <table:table-cell table:formula="of:=([.I27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7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7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274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74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74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7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5]-[.$C$508])" office:value-type="float" office:value="0" calcext:value-type="float">
            <text:p>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27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7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7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6]-[.$C$508])" office:value-type="float" office:value="0" calcext:value-type="float">
            <text:p>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27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7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27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77]-[.$C$508])" office:value-type="float" office:value="10000" calcext:value-type="float">
            <text:p>1000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7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7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7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8230000" calcext:value-type="float">
            <text:p>282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7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7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7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27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23220000" calcext:value-type="float">
            <text:p>232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79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9500000" calcext:value-type="float">
            <text:p>19500000</text:p>
          </table:table-cell>
          <table:table-cell office:value-type="float" office:value="17520000" calcext:value-type="float">
            <text:p>17520000</text:p>
          </table:table-cell>
          <table:table-cell table:formula="of:=([.I27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79]-[.$K$508])" office:value-type="float" office:value="0" calcext:value-type="float">
            <text:p>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N279]-[.$N$508])" office:value-type="float" office:value="10890000" calcext:value-type="float">
            <text:p>1089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7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80]-[.$C$508])" office:value-type="float" office:value="0" calcext:value-type="float">
            <text:p>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8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8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8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8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7420000" calcext:value-type="float">
            <text:p>274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81]-[.$C$508])" office:value-type="float" office:value="10000" calcext:value-type="float">
            <text:p>1000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8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81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81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8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82]-[.$C$508])" office:value-type="float" office:value="0" calcext:value-type="float">
            <text:p>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28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8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8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8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170000" calcext:value-type="float">
            <text:p>241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83]-[.$C$508])" office:value-type="float" office:value="0" calcext:value-type="float">
            <text:p>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28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8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8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8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284]-[.$C$508])" office:value-type="float" office:value="2080000" calcext:value-type="float">
            <text:p>208000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8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8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8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8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25440000" calcext:value-type="float">
            <text:p>25440000</text:p>
          </table:table-cell>
          <table:table-cell table:formula="of:=([.C285]-[.$C$508])" office:value-type="float" office:value="7940000" calcext:value-type="float">
            <text:p>794000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285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8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8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8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8910000" calcext:value-type="float">
            <text:p>289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86]-[.$C$508])" office:value-type="float" office:value="0" calcext:value-type="float">
            <text:p>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8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8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8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8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7020000" calcext:value-type="float">
            <text:p>270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87]-[.$C$508])" office:value-type="float" office:value="10000" calcext:value-type="float">
            <text:p>1000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8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8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8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8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8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8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8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8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8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89]-[.$C$508])" office:value-type="float" office:value="0" calcext:value-type="float">
            <text:p>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8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8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8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8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90]-[.$C$508])" office:value-type="float" office:value="0" calcext:value-type="float">
            <text:p>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 table:formula="of:=([.I290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29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9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7040000" calcext:value-type="float">
            <text:p>2704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91]-[.$C$508])" office:value-type="float" office:value="10000" calcext:value-type="float">
            <text:p>1000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29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9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9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9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9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92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92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9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93]-[.$C$508])" office:value-type="float" office:value="0" calcext:value-type="float">
            <text:p>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9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9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9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620000" calcext:value-type="float">
            <text:p>236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94]-[.$C$508])" office:value-type="float" office:value="0" calcext:value-type="float">
            <text:p>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10000" calcext:value-type="float">
            <text:p>19610000</text:p>
          </table:table-cell>
          <table:table-cell table:formula="of:=([.I294]-[.$I$508])" office:value-type="float" office:value="2090000" calcext:value-type="float">
            <text:p>2090000</text:p>
          </table:table-cell>
          <table:table-cell office:value-type="float" office:value="17470000" calcext:value-type="float">
            <text:p>17470000</text:p>
          </table:table-cell>
          <table:table-cell table:formula="of:=([.K29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9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90000" calcext:value-type="float">
            <text:p>231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95]-[.$C$508])" office:value-type="float" office:value="10000" calcext:value-type="float">
            <text:p>1000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5470000" calcext:value-type="float">
            <text:p>25470000</text:p>
          </table:table-cell>
          <table:table-cell table:formula="of:=([.I295]-[.$I$508])" office:value-type="float" office:value="7950000" calcext:value-type="float">
            <text:p>7950000</text:p>
          </table:table-cell>
          <table:table-cell office:value-type="float" office:value="17470000" calcext:value-type="float">
            <text:p>17470000</text:p>
          </table:table-cell>
          <table:table-cell table:formula="of:=([.K29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29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29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96]-[.$C$508])" office:value-type="float" office:value="0" calcext:value-type="float">
            <text:p>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29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29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29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97]-[.$C$508])" office:value-type="float" office:value="0" calcext:value-type="float">
            <text:p>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29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9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29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9390000" calcext:value-type="float">
            <text:p>293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298]-[.$C$508])" office:value-type="float" office:value="0" calcext:value-type="float">
            <text:p>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29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29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29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4390000" calcext:value-type="float">
            <text:p>243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299]-[.$C$508])" office:value-type="float" office:value="10000" calcext:value-type="float">
            <text:p>1000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299]-[.$I$508])" office:value-type="float" office:value="0" calcext:value-type="float">
            <text:p>0</text:p>
          </table:table-cell>
          <table:table-cell office:value-type="float" office:value="17690000" calcext:value-type="float">
            <text:p>17690000</text:p>
          </table:table-cell>
          <table:table-cell table:formula="of:=([.K29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29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29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0000" calcext:value-type="float">
            <text:p>229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0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300]-[.$I$508])" office:value-type="float" office:value="20000" calcext:value-type="float">
            <text:p>20000</text:p>
          </table:table-cell>
          <table:table-cell office:value-type="float" office:value="19550000" calcext:value-type="float">
            <text:p>19550000</text:p>
          </table:table-cell>
          <table:table-cell table:formula="of:=([.K30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0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0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0000" calcext:value-type="float">
            <text:p>239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01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01]-[.$I$508])" office:value-type="float" office:value="10000" calcext:value-type="float">
            <text:p>10000</text:p>
          </table:table-cell>
          <table:table-cell office:value-type="float" office:value="31550000" calcext:value-type="float">
            <text:p>31550000</text:p>
          </table:table-cell>
          <table:table-cell table:formula="of:=([.K30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0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0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5360000" calcext:value-type="float">
            <text:p>253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02]-[.$C$508])" office:value-type="float" office:value="0" calcext:value-type="float">
            <text:p>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02]-[.$I$508])" office:value-type="float" office:value="0" calcext:value-type="float">
            <text:p>0</text:p>
          </table:table-cell>
          <table:table-cell office:value-type="float" office:value="17820000" calcext:value-type="float">
            <text:p>17820000</text:p>
          </table:table-cell>
          <table:table-cell table:formula="of:=([.K302]-[.$K$508])" office:value-type="float" office:value="350000" calcext:value-type="float">
            <text:p>35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302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0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0000" calcext:value-type="float">
            <text:p>312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03]-[.$C$508])" office:value-type="float" office:value="10000" calcext:value-type="float">
            <text:p>1000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0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0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0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0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8430000" calcext:value-type="float">
            <text:p>28430000</text:p>
          </table:table-cell>
          <table:table-cell/>
          <table:table-cell office:value-type="float" office:value="21780000" calcext:value-type="float">
            <text:p>21780000</text:p>
          </table:table-cell>
          <table:table-cell table:formula="of:=([.C304]-[.$C$508])" office:value-type="float" office:value="4280000" calcext:value-type="float">
            <text:p>428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120000" calcext:value-type="float">
            <text:p>21120000</text:p>
          </table:table-cell>
          <table:table-cell table:formula="of:=([.I304]-[.$I$508])" office:value-type="float" office:value="3600000" calcext:value-type="float">
            <text:p>3600000</text:p>
          </table:table-cell>
          <table:table-cell office:value-type="float" office:value="21030000" calcext:value-type="float">
            <text:p>21030000</text:p>
          </table:table-cell>
          <table:table-cell table:formula="of:=([.K304]-[.$K$508])" office:value-type="float" office:value="3560000" calcext:value-type="float">
            <text:p>3560000</text:p>
          </table:table-cell>
          <table:table-cell/>
          <table:table-cell office:value-type="float" office:value="20860000" calcext:value-type="float">
            <text:p>20860000</text:p>
          </table:table-cell>
          <table:table-cell table:formula="of:=([.N304]-[.$N$508])" office:value-type="float" office:value="4220000" calcext:value-type="float">
            <text:p>422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30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6870000" calcext:value-type="float">
            <text:p>268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05]-[.$C$508])" office:value-type="float" office:value="10000" calcext:value-type="float">
            <text:p>1000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0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0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0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0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0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0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306]-[.$K$508])" office:value-type="float" office:value="10000" calcext:value-type="float">
            <text:p>10000</text:p>
          </table:table-cell>
          <table:table-cell/>
          <table:table-cell office:value-type="float" office:value="16650000" calcext:value-type="float">
            <text:p>16650000</text:p>
          </table:table-cell>
          <table:table-cell table:formula="of:=([.N306]-[.$N$508])" office:value-type="float" office:value="10000" calcext:value-type="float">
            <text:p>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0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07]-[.$C$508])" office:value-type="float" office:value="0" calcext:value-type="float">
            <text:p>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0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07]-[.$K$508])" office:value-type="float" office:value="0" calcext:value-type="float">
            <text:p>0</text:p>
          </table:table-cell>
          <table:table-cell/>
          <table:table-cell office:value-type="float" office:value="27960000" calcext:value-type="float">
            <text:p>27960000</text:p>
          </table:table-cell>
          <table:table-cell table:formula="of:=([.N307]-[.$N$508])" office:value-type="float" office:value="11320000" calcext:value-type="float">
            <text:p>113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0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08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0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0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0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0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09]-[.$C$508])" office:value-type="float" office:value="10000" calcext:value-type="float">
            <text:p>1000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0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0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0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0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0]-[.$C$508])" office:value-type="float" office:value="0" calcext:value-type="float">
            <text:p>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0220000" calcext:value-type="float">
            <text:p>20220000</text:p>
          </table:table-cell>
          <table:table-cell table:formula="of:=([.I310]-[.$I$508])" office:value-type="float" office:value="2700000" calcext:value-type="float">
            <text:p>2700000</text:p>
          </table:table-cell>
          <table:table-cell office:value-type="float" office:value="17470000" calcext:value-type="float">
            <text:p>17470000</text:p>
          </table:table-cell>
          <table:table-cell table:formula="of:=([.K310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10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1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1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11]-[.$I$508])" office:value-type="float" office:value="10000" calcext:value-type="float">
            <text:p>10000</text:p>
          </table:table-cell>
          <table:table-cell office:value-type="float" office:value="17480000" calcext:value-type="float">
            <text:p>17480000</text:p>
          </table:table-cell>
          <table:table-cell table:formula="of:=([.K31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1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1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20220000" calcext:value-type="float">
            <text:p>20220000</text:p>
          </table:table-cell>
          <table:table-cell table:formula="of:=([.I312]-[.$I$508])" office:value-type="float" office:value="2700000" calcext:value-type="float">
            <text:p>2700000</text:p>
          </table:table-cell>
          <table:table-cell office:value-type="float" office:value="17470000" calcext:value-type="float">
            <text:p>17470000</text:p>
          </table:table-cell>
          <table:table-cell table:formula="of:=([.K31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1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31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23190000" calcext:value-type="float">
            <text:p>231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13]-[.$C$508])" office:value-type="float" office:value="10000" calcext:value-type="float">
            <text:p>1000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25460000" calcext:value-type="float">
            <text:p>25460000</text:p>
          </table:table-cell>
          <table:table-cell table:formula="of:=([.I313]-[.$I$508])" office:value-type="float" office:value="7940000" calcext:value-type="float">
            <text:p>7940000</text:p>
          </table:table-cell>
          <table:table-cell office:value-type="float" office:value="17470000" calcext:value-type="float">
            <text:p>17470000</text:p>
          </table:table-cell>
          <table:table-cell table:formula="of:=([.K31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1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31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27400000" calcext:value-type="float">
            <text:p>274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4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1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1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1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1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5]-[.$C$508])" office:value-type="float" office:value="0" calcext:value-type="float">
            <text:p>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1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1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1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1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4380000" calcext:value-type="float">
            <text:p>243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1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31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1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31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17]-[.$C$508])" office:value-type="float" office:value="10000" calcext:value-type="float">
            <text:p>1000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17]-[.$I$508])" office:value-type="float" office:value="0" calcext:value-type="float">
            <text:p>0</text:p>
          </table:table-cell>
          <table:table-cell office:value-type="float" office:value="19550000" calcext:value-type="float">
            <text:p>19550000</text:p>
          </table:table-cell>
          <table:table-cell table:formula="of:=([.K31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1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1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8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18]-[.$I$508])" office:value-type="float" office:value="10000" calcext:value-type="float">
            <text:p>10000</text:p>
          </table:table-cell>
          <table:table-cell office:value-type="float" office:value="25350000" calcext:value-type="float">
            <text:p>25350000</text:p>
          </table:table-cell>
          <table:table-cell table:formula="of:=([.K318]-[.$K$508])" office:value-type="float" office:value="7880000" calcext:value-type="float">
            <text:p>788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318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1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0000" calcext:value-type="float">
            <text:p>240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19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1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1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1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1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20]-[.$C$508])" office:value-type="float" office:value="10000" calcext:value-type="float">
            <text:p>1000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2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2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2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950000" calcext:value-type="float">
            <text:p>239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21]-[.$C$508])" office:value-type="float" office:value="10000" calcext:value-type="float">
            <text:p>1000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2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2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2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0000" calcext:value-type="float">
            <text:p>312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22]-[.$C$508])" office:value-type="float" office:value="0" calcext:value-type="float">
            <text:p>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2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2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32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230000" calcext:value-type="float">
            <text:p>312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23]-[.$C$508])" office:value-type="float" office:value="0" calcext:value-type="float">
            <text:p>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2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2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2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2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2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24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24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2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0000" calcext:value-type="float">
            <text:p>289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25]-[.$C$508])" office:value-type="float" office:value="10000" calcext:value-type="float">
            <text:p>1000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2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2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2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8350000" calcext:value-type="float">
            <text:p>18350000</text:p>
          </table:table-cell>
          <table:table-cell/>
          <table:table-cell office:value-type="float" office:value="17260000" calcext:value-type="float">
            <text:p>17260000</text:p>
          </table:table-cell>
          <table:table-cell table:formula="of:=([.C326]-[.$C$508])" office:value-type="float" office:value="-240000" calcext:value-type="float">
            <text:p>-24000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2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2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32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9100000" calcext:value-type="float">
            <text:p>291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27]-[.$C$508])" office:value-type="float" office:value="0" calcext:value-type="float">
            <text:p>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2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2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2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840000" calcext:value-type="float">
            <text:p>178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2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2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2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2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32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29]-[.$C$508])" office:value-type="float" office:value="10000" calcext:value-type="float">
            <text:p>1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2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29]-[.$K$508])" office:value-type="float" office:value="0" calcext:value-type="float">
            <text:p>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N329]-[.$N$508])" office:value-type="float" office:value="10890000" calcext:value-type="float">
            <text:p>1089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2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0000" calcext:value-type="float">
            <text:p>206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30]-[.$C$508])" office:value-type="float" office:value="0" calcext:value-type="float">
            <text:p>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3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3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3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3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8540000" calcext:value-type="float">
            <text:p>285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31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17520000" calcext:value-type="float">
            <text:p>17520000</text:p>
          </table:table-cell>
          <table:table-cell table:formula="of:=([.I33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31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31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3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32]-[.$C$508])" office:value-type="float" office:value="0" calcext:value-type="float">
            <text:p>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 table:formula="of:=([.I33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3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3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3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630000" calcext:value-type="float">
            <text:p>216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33]-[.$C$508])" office:value-type="float" office:value="10000" calcext:value-type="float">
            <text:p>1000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3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3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3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3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34]-[.$C$508])" office:value-type="float" office:value="10000" calcext:value-type="float">
            <text:p>1000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3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3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3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3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28550000" calcext:value-type="float">
            <text:p>28550000</text:p>
          </table:table-cell>
          <table:table-cell table:formula="of:=([.C335]-[.$C$508])" office:value-type="float" office:value="11050000" calcext:value-type="float">
            <text:p>1105000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3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3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3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3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36]-[.$C$508])" office:value-type="float" office:value="0" calcext:value-type="float">
            <text:p>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3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3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3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3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37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3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3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3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3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8360000" calcext:value-type="float">
            <text:p>283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3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3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3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3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3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31200000" calcext:value-type="float">
            <text:p>312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39]-[.$C$508])" office:value-type="float" office:value="10000" calcext:value-type="float">
            <text:p>1000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3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3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3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3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76230000" calcext:value-type="float">
            <text:p>-9762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0]-[.$C$508])" office:value-type="float" office:value="0" calcext:value-type="float">
            <text:p>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4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4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4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1]-[.$C$508])" office:value-type="float" office:value="0" calcext:value-type="float">
            <text:p>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4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4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4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4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42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42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4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43]-[.$C$508])" office:value-type="float" office:value="10000" calcext:value-type="float">
            <text:p>1000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4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4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4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4]-[.$C$508])" office:value-type="float" office:value="0" calcext:value-type="float">
            <text:p>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4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4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4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5]-[.$C$508])" office:value-type="float" office:value="0" calcext:value-type="float">
            <text:p>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4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4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4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4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6]-[.$C$508])" office:value-type="float" office:value="0" calcext:value-type="float">
            <text:p>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4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4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4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900000" calcext:value-type="float">
            <text:p>239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47]-[.$C$508])" office:value-type="float" office:value="10000" calcext:value-type="float">
            <text:p>1000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4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4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34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8]-[.$C$508])" office:value-type="float" office:value="0" calcext:value-type="float">
            <text:p>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4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4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4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49]-[.$C$508])" office:value-type="float" office:value="0" calcext:value-type="float">
            <text:p>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49]-[.$I$508])" office:value-type="float" office:value="0" calcext:value-type="float">
            <text:p>0</text:p>
          </table:table-cell>
          <table:table-cell office:value-type="float" office:value="17690000" calcext:value-type="float">
            <text:p>17690000</text:p>
          </table:table-cell>
          <table:table-cell table:formula="of:=([.K34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4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4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0000" calcext:value-type="float">
            <text:p>262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30000" calcext:value-type="float">
            <text:p>17530000</text:p>
          </table:table-cell>
          <table:table-cell table:formula="of:=([.I350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35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5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5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51]-[.$C$508])" office:value-type="float" office:value="10000" calcext:value-type="float">
            <text:p>1000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670000" calcext:value-type="float">
            <text:p>17670000</text:p>
          </table:table-cell>
          <table:table-cell table:formula="of:=([.I351]-[.$I$508])" office:value-type="float" office:value="150000" calcext:value-type="float">
            <text:p>150000</text:p>
          </table:table-cell>
          <table:table-cell office:value-type="float" office:value="31550000" calcext:value-type="float">
            <text:p>31550000</text:p>
          </table:table-cell>
          <table:table-cell table:formula="of:=([.K35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5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5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2]-[.$C$508])" office:value-type="float" office:value="0" calcext:value-type="float">
            <text:p>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52]-[.$I$508])" office:value-type="float" office:value="0" calcext:value-type="float">
            <text:p>0</text:p>
          </table:table-cell>
          <table:table-cell office:value-type="float" office:value="17820000" calcext:value-type="float">
            <text:p>17820000</text:p>
          </table:table-cell>
          <table:table-cell table:formula="of:=([.K352]-[.$K$508])" office:value-type="float" office:value="350000" calcext:value-type="float">
            <text:p>35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352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5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3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5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5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5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5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35040000" calcext:value-type="float">
            <text:p>35040000</text:p>
          </table:table-cell>
          <table:table-cell/>
          <table:table-cell office:value-type="float" office:value="21080000" calcext:value-type="float">
            <text:p>21080000</text:p>
          </table:table-cell>
          <table:table-cell table:formula="of:=([.C354]-[.$C$508])" office:value-type="float" office:value="3580000" calcext:value-type="float">
            <text:p>358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470000" calcext:value-type="float">
            <text:p>21470000</text:p>
          </table:table-cell>
          <table:table-cell table:formula="of:=([.I354]-[.$I$508])" office:value-type="float" office:value="3950000" calcext:value-type="float">
            <text:p>3950000</text:p>
          </table:table-cell>
          <table:table-cell office:value-type="float" office:value="21030000" calcext:value-type="float">
            <text:p>21030000</text:p>
          </table:table-cell>
          <table:table-cell table:formula="of:=([.K354]-[.$K$508])" office:value-type="float" office:value="3560000" calcext:value-type="float">
            <text:p>3560000</text:p>
          </table:table-cell>
          <table:table-cell/>
          <table:table-cell office:value-type="float" office:value="20860000" calcext:value-type="float">
            <text:p>20860000</text:p>
          </table:table-cell>
          <table:table-cell table:formula="of:=([.N354]-[.$N$508])" office:value-type="float" office:value="4220000" calcext:value-type="float">
            <text:p>422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35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4390000" calcext:value-type="float">
            <text:p>243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5]-[.$C$508])" office:value-type="float" office:value="0" calcext:value-type="float">
            <text:p>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5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5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5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5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9130000" calcext:value-type="float">
            <text:p>291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5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356]-[.$K$508])" office:value-type="float" office:value="10000" calcext:value-type="float">
            <text:p>10000</text:p>
          </table:table-cell>
          <table:table-cell/>
          <table:table-cell office:value-type="float" office:value="16650000" calcext:value-type="float">
            <text:p>16650000</text:p>
          </table:table-cell>
          <table:table-cell table:formula="of:=([.N356]-[.$N$508])" office:value-type="float" office:value="10000" calcext:value-type="float">
            <text:p>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5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0000" calcext:value-type="float">
            <text:p>239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7]-[.$C$508])" office:value-type="float" office:value="0" calcext:value-type="float">
            <text:p>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00000" calcext:value-type="float">
            <text:p>19600000</text:p>
          </table:table-cell>
          <table:table-cell table:formula="of:=([.I357]-[.$I$508])" office:value-type="float" office:value="2080000" calcext:value-type="float">
            <text:p>2080000</text:p>
          </table:table-cell>
          <table:table-cell office:value-type="float" office:value="17470000" calcext:value-type="float">
            <text:p>17470000</text:p>
          </table:table-cell>
          <table:table-cell table:formula="of:=([.K357]-[.$K$508])" office:value-type="float" office:value="0" calcext:value-type="float">
            <text:p>0</text:p>
          </table:table-cell>
          <table:table-cell/>
          <table:table-cell office:value-type="float" office:value="27960000" calcext:value-type="float">
            <text:p>27960000</text:p>
          </table:table-cell>
          <table:table-cell table:formula="of:=([.N357]-[.$N$508])" office:value-type="float" office:value="11320000" calcext:value-type="float">
            <text:p>113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5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8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5460000" calcext:value-type="float">
            <text:p>25460000</text:p>
          </table:table-cell>
          <table:table-cell table:formula="of:=([.I358]-[.$I$508])" office:value-type="float" office:value="7940000" calcext:value-type="float">
            <text:p>7940000</text:p>
          </table:table-cell>
          <table:table-cell office:value-type="float" office:value="17470000" calcext:value-type="float">
            <text:p>17470000</text:p>
          </table:table-cell>
          <table:table-cell table:formula="of:=([.K35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5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5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59]-[.$C$508])" office:value-type="float" office:value="0" calcext:value-type="float">
            <text:p>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5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5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5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5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0]-[.$C$508])" office:value-type="float" office:value="0" calcext:value-type="float">
            <text:p>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6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60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60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6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1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61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36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6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6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0000" calcext:value-type="float">
            <text:p>310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17770000" calcext:value-type="float">
            <text:p>17770000</text:p>
          </table:table-cell>
          <table:table-cell table:formula="of:=([.I362]-[.$I$508])" office:value-type="float" office:value="250000" calcext:value-type="float">
            <text:p>250000</text:p>
          </table:table-cell>
          <table:table-cell office:value-type="float" office:value="17470000" calcext:value-type="float">
            <text:p>17470000</text:p>
          </table:table-cell>
          <table:table-cell table:formula="of:=([.K36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6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36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3]-[.$C$508])" office:value-type="float" office:value="0" calcext:value-type="float">
            <text:p>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17530000" calcext:value-type="float">
            <text:p>17530000</text:p>
          </table:table-cell>
          <table:table-cell table:formula="of:=([.I36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6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6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36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23790000" calcext:value-type="float">
            <text:p>237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4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6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6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6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6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0000" calcext:value-type="float">
            <text:p>2363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65]-[.$C$508])" office:value-type="float" office:value="10000" calcext:value-type="float">
            <text:p>1000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6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6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6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6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6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36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6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36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7]-[.$C$508])" office:value-type="float" office:value="0" calcext:value-type="float">
            <text:p>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367]-[.$I$508])" office:value-type="float" office:value="0" calcext:value-type="float">
            <text:p>0</text:p>
          </table:table-cell>
          <table:table-cell office:value-type="float" office:value="19550000" calcext:value-type="float">
            <text:p>19550000</text:p>
          </table:table-cell>
          <table:table-cell table:formula="of:=([.K36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6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6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8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68]-[.$I$508])" office:value-type="float" office:value="0" calcext:value-type="float">
            <text:p>0</text:p>
          </table:table-cell>
          <table:table-cell office:value-type="float" office:value="25350000" calcext:value-type="float">
            <text:p>25350000</text:p>
          </table:table-cell>
          <table:table-cell table:formula="of:=([.K368]-[.$K$508])" office:value-type="float" office:value="7880000" calcext:value-type="float">
            <text:p>788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368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6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0000" calcext:value-type="float">
            <text:p>235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69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6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6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6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6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0000" calcext:value-type="float">
            <text:p>288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0]-[.$C$508])" office:value-type="float" office:value="0" calcext:value-type="float">
            <text:p>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37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7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7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371]-[.$C$508])" office:value-type="float" office:value="10000" calcext:value-type="float">
            <text:p>1000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7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7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7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2]-[.$C$508])" office:value-type="float" office:value="0" calcext:value-type="float">
            <text:p>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7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7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37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3]-[.$C$508])" office:value-type="float" office:value="0" calcext:value-type="float">
            <text:p>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373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37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7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7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74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74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7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5]-[.$C$508])" office:value-type="float" office:value="0" calcext:value-type="float">
            <text:p>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7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7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7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6]-[.$C$508])" office:value-type="float" office:value="0" calcext:value-type="float">
            <text:p>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7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7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37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7]-[.$C$508])" office:value-type="float" office:value="0" calcext:value-type="float">
            <text:p>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7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7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7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7020000" calcext:value-type="float">
            <text:p>270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37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7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7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37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-975800000" calcext:value-type="float">
            <text:p>-9758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79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37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79]-[.$K$508])" office:value-type="float" office:value="0" calcext:value-type="float">
            <text:p>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N379]-[.$N$508])" office:value-type="float" office:value="10890000" calcext:value-type="float">
            <text:p>1089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7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380]-[.$C$508])" office:value-type="float" office:value="2080000" calcext:value-type="float">
            <text:p>208000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8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8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8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8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350000" calcext:value-type="float">
            <text:p>26350000</text:p>
          </table:table-cell>
          <table:table-cell/>
          <table:table-cell office:value-type="float" office:value="25430000" calcext:value-type="float">
            <text:p>25430000</text:p>
          </table:table-cell>
          <table:table-cell table:formula="of:=([.C381]-[.$C$508])" office:value-type="float" office:value="7930000" calcext:value-type="float">
            <text:p>793000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17530000" calcext:value-type="float">
            <text:p>17530000</text:p>
          </table:table-cell>
          <table:table-cell table:formula="of:=([.I38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81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81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8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0000" calcext:value-type="float">
            <text:p>29450000</text:p>
          </table:table-cell>
          <table:table-cell/>
          <table:table-cell office:value-type="float" office:value="17280000" calcext:value-type="float">
            <text:p>17280000</text:p>
          </table:table-cell>
          <table:table-cell table:formula="of:=([.C382]-[.$C$508])" office:value-type="float" office:value="-220000" calcext:value-type="float">
            <text:p>-22000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 table:formula="of:=([.I38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8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8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8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83]-[.$C$508])" office:value-type="float" office:value="0" calcext:value-type="float">
            <text:p>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8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8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8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8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4180000" calcext:value-type="float">
            <text:p>24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84]-[.$C$508])" office:value-type="float" office:value="0" calcext:value-type="float">
            <text:p>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8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8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8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8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85]-[.$C$508])" office:value-type="float" office:value="0" calcext:value-type="float">
            <text:p>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8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8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8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8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86]-[.$C$508])" office:value-type="float" office:value="0" calcext:value-type="float">
            <text:p>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3210000" calcext:value-type="float">
            <text:p>23210000</text:p>
          </table:table-cell>
          <table:table-cell table:formula="of:=([.I386]-[.$I$508])" office:value-type="float" office:value="5690000" calcext:value-type="float">
            <text:p>5690000</text:p>
          </table:table-cell>
          <table:table-cell office:value-type="float" office:value="17470000" calcext:value-type="float">
            <text:p>17470000</text:p>
          </table:table-cell>
          <table:table-cell table:formula="of:=([.K38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8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8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87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850000" calcext:value-type="float">
            <text:p>17850000</text:p>
          </table:table-cell>
          <table:table-cell table:formula="of:=([.I387]-[.$I$508])" office:value-type="float" office:value="330000" calcext:value-type="float">
            <text:p>330000</text:p>
          </table:table-cell>
          <table:table-cell office:value-type="float" office:value="17470000" calcext:value-type="float">
            <text:p>17470000</text:p>
          </table:table-cell>
          <table:table-cell table:formula="of:=([.K38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8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8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8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8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8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8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8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9440000" calcext:value-type="float">
            <text:p>294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89]-[.$C$508])" office:value-type="float" office:value="0" calcext:value-type="float">
            <text:p>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8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8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8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8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0]-[.$C$508])" office:value-type="float" office:value="0" calcext:value-type="float">
            <text:p>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9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9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9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1]-[.$C$508])" office:value-type="float" office:value="0" calcext:value-type="float">
            <text:p>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9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9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9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9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92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92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9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3]-[.$C$508])" office:value-type="float" office:value="0" calcext:value-type="float">
            <text:p>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9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9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9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4]-[.$C$508])" office:value-type="float" office:value="0" calcext:value-type="float">
            <text:p>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39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39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9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8240000" calcext:value-type="float">
            <text:p>282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5]-[.$C$508])" office:value-type="float" office:value="0" calcext:value-type="float">
            <text:p>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9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9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39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39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6]-[.$C$508])" office:value-type="float" office:value="0" calcext:value-type="float">
            <text:p>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39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9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39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7]-[.$C$508])" office:value-type="float" office:value="0" calcext:value-type="float">
            <text:p>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9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9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39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9090000" calcext:value-type="float">
            <text:p>290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8]-[.$C$508])" office:value-type="float" office:value="0" calcext:value-type="float">
            <text:p>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39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39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39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399]-[.$C$508])" office:value-type="float" office:value="0" calcext:value-type="float">
            <text:p>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399]-[.$I$508])" office:value-type="float" office:value="10000" calcext:value-type="float">
            <text:p>10000</text:p>
          </table:table-cell>
          <table:table-cell office:value-type="float" office:value="17690000" calcext:value-type="float">
            <text:p>17690000</text:p>
          </table:table-cell>
          <table:table-cell table:formula="of:=([.K39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39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39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0000" calcext:value-type="float">
            <text:p>183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0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30000" calcext:value-type="float">
            <text:p>17530000</text:p>
          </table:table-cell>
          <table:table-cell table:formula="of:=([.I400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40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0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0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01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01]-[.$I$508])" office:value-type="float" office:value="0" calcext:value-type="float">
            <text:p>0</text:p>
          </table:table-cell>
          <table:table-cell office:value-type="float" office:value="31550000" calcext:value-type="float">
            <text:p>31550000</text:p>
          </table:table-cell>
          <table:table-cell table:formula="of:=([.K40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0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0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4380000" calcext:value-type="float">
            <text:p>2438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402]-[.$C$508])" office:value-type="float" office:value="2080000" calcext:value-type="float">
            <text:p>208000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02]-[.$I$508])" office:value-type="float" office:value="10000" calcext:value-type="float">
            <text:p>10000</text:p>
          </table:table-cell>
          <table:table-cell office:value-type="float" office:value="17820000" calcext:value-type="float">
            <text:p>17820000</text:p>
          </table:table-cell>
          <table:table-cell table:formula="of:=([.K402]-[.$K$508])" office:value-type="float" office:value="350000" calcext:value-type="float">
            <text:p>35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402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0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25430000" calcext:value-type="float">
            <text:p>25430000</text:p>
          </table:table-cell>
          <table:table-cell table:formula="of:=([.C403]-[.$C$508])" office:value-type="float" office:value="7930000" calcext:value-type="float">
            <text:p>793000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0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0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0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0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7110000" calcext:value-type="float">
            <text:p>27110000</text:p>
          </table:table-cell>
          <table:table-cell/>
          <table:table-cell office:value-type="float" office:value="21430000" calcext:value-type="float">
            <text:p>21430000</text:p>
          </table:table-cell>
          <table:table-cell table:formula="of:=([.C404]-[.$C$508])" office:value-type="float" office:value="3930000" calcext:value-type="float">
            <text:p>393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120000" calcext:value-type="float">
            <text:p>21120000</text:p>
          </table:table-cell>
          <table:table-cell table:formula="of:=([.I404]-[.$I$508])" office:value-type="float" office:value="3600000" calcext:value-type="float">
            <text:p>3600000</text:p>
          </table:table-cell>
          <table:table-cell office:value-type="float" office:value="21030000" calcext:value-type="float">
            <text:p>21030000</text:p>
          </table:table-cell>
          <table:table-cell table:formula="of:=([.K404]-[.$K$508])" office:value-type="float" office:value="3560000" calcext:value-type="float">
            <text:p>3560000</text:p>
          </table:table-cell>
          <table:table-cell/>
          <table:table-cell office:value-type="float" office:value="20860000" calcext:value-type="float">
            <text:p>20860000</text:p>
          </table:table-cell>
          <table:table-cell table:formula="of:=([.N404]-[.$N$508])" office:value-type="float" office:value="4220000" calcext:value-type="float">
            <text:p>422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40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05]-[.$C$508])" office:value-type="float" office:value="0" calcext:value-type="float">
            <text:p>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0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0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0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0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0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0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406]-[.$K$508])" office:value-type="float" office:value="10000" calcext:value-type="float">
            <text:p>10000</text:p>
          </table:table-cell>
          <table:table-cell/>
          <table:table-cell office:value-type="float" office:value="16650000" calcext:value-type="float">
            <text:p>16650000</text:p>
          </table:table-cell>
          <table:table-cell table:formula="of:=([.N406]-[.$N$508])" office:value-type="float" office:value="10000" calcext:value-type="float">
            <text:p>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0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0000" calcext:value-type="float">
            <text:p>178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07]-[.$C$508])" office:value-type="float" office:value="0" calcext:value-type="float">
            <text:p>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0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07]-[.$K$508])" office:value-type="float" office:value="0" calcext:value-type="float">
            <text:p>0</text:p>
          </table:table-cell>
          <table:table-cell/>
          <table:table-cell office:value-type="float" office:value="27960000" calcext:value-type="float">
            <text:p>27960000</text:p>
          </table:table-cell>
          <table:table-cell table:formula="of:=([.N407]-[.$N$508])" office:value-type="float" office:value="11320000" calcext:value-type="float">
            <text:p>113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0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08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0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0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0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0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09]-[.$C$508])" office:value-type="float" office:value="0" calcext:value-type="float">
            <text:p>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09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0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0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0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0]-[.$C$508])" office:value-type="float" office:value="0" calcext:value-type="float">
            <text:p>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1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10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10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1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411]-[.$C$508])" office:value-type="float" office:value="2080000" calcext:value-type="float">
            <text:p>208000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11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41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1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1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25570000" calcext:value-type="float">
            <text:p>25570000</text:p>
          </table:table-cell>
          <table:table-cell table:formula="of:=([.C412]-[.$C$508])" office:value-type="float" office:value="8070000" calcext:value-type="float">
            <text:p>807000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17530000" calcext:value-type="float">
            <text:p>17530000</text:p>
          </table:table-cell>
          <table:table-cell table:formula="of:=([.I41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1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1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41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3]-[.$C$508])" office:value-type="float" office:value="0" calcext:value-type="float">
            <text:p>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17530000" calcext:value-type="float">
            <text:p>17530000</text:p>
          </table:table-cell>
          <table:table-cell table:formula="of:=([.I41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1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1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41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4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41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1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1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1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5]-[.$C$508])" office:value-type="float" office:value="0" calcext:value-type="float">
            <text:p>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1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1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1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1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1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41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1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41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7]-[.$C$508])" office:value-type="float" office:value="0" calcext:value-type="float">
            <text:p>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17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41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1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1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8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418]-[.$I$508])" office:value-type="float" office:value="10000" calcext:value-type="float">
            <text:p>10000</text:p>
          </table:table-cell>
          <table:table-cell office:value-type="float" office:value="25350000" calcext:value-type="float">
            <text:p>25350000</text:p>
          </table:table-cell>
          <table:table-cell table:formula="of:=([.K418]-[.$K$508])" office:value-type="float" office:value="7880000" calcext:value-type="float">
            <text:p>788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418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1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19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0290000" calcext:value-type="float">
            <text:p>20290000</text:p>
          </table:table-cell>
          <table:table-cell table:formula="of:=([.I419]-[.$I$508])" office:value-type="float" office:value="2770000" calcext:value-type="float">
            <text:p>2770000</text:p>
          </table:table-cell>
          <table:table-cell office:value-type="float" office:value="17470000" calcext:value-type="float">
            <text:p>17470000</text:p>
          </table:table-cell>
          <table:table-cell table:formula="of:=([.K41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1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1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0000" calcext:value-type="float">
            <text:p>288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0]-[.$C$508])" office:value-type="float" office:value="0" calcext:value-type="float">
            <text:p>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2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2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2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1]-[.$C$508])" office:value-type="float" office:value="0" calcext:value-type="float">
            <text:p>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2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2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2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2]-[.$C$508])" office:value-type="float" office:value="0" calcext:value-type="float">
            <text:p>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2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2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42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3]-[.$C$508])" office:value-type="float" office:value="0" calcext:value-type="float">
            <text:p>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2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2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2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2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24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24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2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0000" calcext:value-type="float">
            <text:p>2630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425]-[.$C$508])" office:value-type="float" office:value="-10000" calcext:value-type="float">
            <text:p>-1000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2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2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2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9480000" calcext:value-type="float">
            <text:p>29480000</text:p>
          </table:table-cell>
          <table:table-cell/>
          <table:table-cell office:value-type="float" office:value="17490000" calcext:value-type="float">
            <text:p>17490000</text:p>
          </table:table-cell>
          <table:table-cell table:formula="of:=([.C426]-[.$C$508])" office:value-type="float" office:value="-10000" calcext:value-type="float">
            <text:p>-1000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2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2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42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6010000" calcext:value-type="float">
            <text:p>260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7]-[.$C$508])" office:value-type="float" office:value="0" calcext:value-type="float">
            <text:p>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2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2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2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5930000" calcext:value-type="float">
            <text:p>259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2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2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2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42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29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2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29]-[.$K$508])" office:value-type="float" office:value="0" calcext:value-type="float">
            <text:p>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N429]-[.$N$508])" office:value-type="float" office:value="10890000" calcext:value-type="float">
            <text:p>1089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2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0000" calcext:value-type="float">
            <text:p>274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0]-[.$C$508])" office:value-type="float" office:value="0" calcext:value-type="float">
            <text:p>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3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3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3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3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1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17520000" calcext:value-type="float">
            <text:p>17520000</text:p>
          </table:table-cell>
          <table:table-cell table:formula="of:=([.I431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31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31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3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0000" calcext:value-type="float">
            <text:p>244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2]-[.$C$508])" office:value-type="float" office:value="0" calcext:value-type="float">
            <text:p>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 table:formula="of:=([.I43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3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3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3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220000" calcext:value-type="float">
            <text:p>232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3]-[.$C$508])" office:value-type="float" office:value="0" calcext:value-type="float">
            <text:p>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3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3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3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3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4]-[.$C$508])" office:value-type="float" office:value="0" calcext:value-type="float">
            <text:p>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43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3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3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3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-978920000" calcext:value-type="float">
            <text:p>-9789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5]-[.$C$508])" office:value-type="float" office:value="0" calcext:value-type="float">
            <text:p>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770000" calcext:value-type="float">
            <text:p>17770000</text:p>
          </table:table-cell>
          <table:table-cell table:formula="of:=([.I435]-[.$I$508])" office:value-type="float" office:value="250000" calcext:value-type="float">
            <text:p>250000</text:p>
          </table:table-cell>
          <table:table-cell office:value-type="float" office:value="17470000" calcext:value-type="float">
            <text:p>17470000</text:p>
          </table:table-cell>
          <table:table-cell table:formula="of:=([.K43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3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3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8520000" calcext:value-type="float">
            <text:p>28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6]-[.$C$508])" office:value-type="float" office:value="0" calcext:value-type="float">
            <text:p>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36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3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3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3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7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3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3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3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3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3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3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3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3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980000" calcext:value-type="float">
            <text:p>239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39]-[.$C$508])" office:value-type="float" office:value="0" calcext:value-type="float">
            <text:p>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3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3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3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3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0]-[.$C$508])" office:value-type="float" office:value="0" calcext:value-type="float">
            <text:p>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4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4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4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7020000" calcext:value-type="float">
            <text:p>270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1]-[.$C$508])" office:value-type="float" office:value="0" calcext:value-type="float">
            <text:p>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441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44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4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 table:formula="of:=([.I442]-[.$I$508])" office:value-type="float" office:value="20000" calcext:value-type="float">
            <text:p>20000</text:p>
          </table:table-cell>
          <table:table-cell office:value-type="float" office:value="17470000" calcext:value-type="float">
            <text:p>17470000</text:p>
          </table:table-cell>
          <table:table-cell table:formula="of:=([.K442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42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4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3]-[.$C$508])" office:value-type="float" office:value="0" calcext:value-type="float">
            <text:p>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43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4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4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444]-[.$C$508])" office:value-type="float" office:value="2080000" calcext:value-type="float">
            <text:p>208000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4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4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4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7370000" calcext:value-type="float">
            <text:p>27370000</text:p>
          </table:table-cell>
          <table:table-cell/>
          <table:table-cell office:value-type="float" office:value="25430000" calcext:value-type="float">
            <text:p>25430000</text:p>
          </table:table-cell>
          <table:table-cell table:formula="of:=([.C445]-[.$C$508])" office:value-type="float" office:value="7930000" calcext:value-type="float">
            <text:p>793000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4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4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4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4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6]-[.$C$508])" office:value-type="float" office:value="0" calcext:value-type="float">
            <text:p>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4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4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4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7]-[.$C$508])" office:value-type="float" office:value="0" calcext:value-type="float">
            <text:p>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4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4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44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3290000" calcext:value-type="float">
            <text:p>232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8]-[.$C$508])" office:value-type="float" office:value="0" calcext:value-type="float">
            <text:p>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4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4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4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49]-[.$C$508])" office:value-type="float" office:value="0" calcext:value-type="float">
            <text:p>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49]-[.$I$508])" office:value-type="float" office:value="10000" calcext:value-type="float">
            <text:p>10000</text:p>
          </table:table-cell>
          <table:table-cell office:value-type="float" office:value="17690000" calcext:value-type="float">
            <text:p>17690000</text:p>
          </table:table-cell>
          <table:table-cell table:formula="of:=([.K44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4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4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30000" calcext:value-type="float">
            <text:p>17530000</text:p>
          </table:table-cell>
          <table:table-cell table:formula="of:=([.I450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45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5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5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1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51]-[.$I$508])" office:value-type="float" office:value="0" calcext:value-type="float">
            <text:p>0</text:p>
          </table:table-cell>
          <table:table-cell office:value-type="float" office:value="31550000" calcext:value-type="float">
            <text:p>31550000</text:p>
          </table:table-cell>
          <table:table-cell table:formula="of:=([.K45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5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5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6110000" calcext:value-type="float">
            <text:p>261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2]-[.$C$508])" office:value-type="float" office:value="0" calcext:value-type="float">
            <text:p>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52]-[.$I$508])" office:value-type="float" office:value="10000" calcext:value-type="float">
            <text:p>10000</text:p>
          </table:table-cell>
          <table:table-cell office:value-type="float" office:value="17820000" calcext:value-type="float">
            <text:p>17820000</text:p>
          </table:table-cell>
          <table:table-cell table:formula="of:=([.K452]-[.$K$508])" office:value-type="float" office:value="350000" calcext:value-type="float">
            <text:p>35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452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5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3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45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5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5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5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8430000" calcext:value-type="float">
            <text:p>28430000</text:p>
          </table:table-cell>
          <table:table-cell/>
          <table:table-cell office:value-type="float" office:value="21420000" calcext:value-type="float">
            <text:p>21420000</text:p>
          </table:table-cell>
          <table:table-cell table:formula="of:=([.C454]-[.$C$508])" office:value-type="float" office:value="3920000" calcext:value-type="float">
            <text:p>3920000</text:p>
          </table:table-cell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470000" calcext:value-type="float">
            <text:p>21470000</text:p>
          </table:table-cell>
          <table:table-cell table:formula="of:=([.I454]-[.$I$508])" office:value-type="float" office:value="3950000" calcext:value-type="float">
            <text:p>3950000</text:p>
          </table:table-cell>
          <table:table-cell office:value-type="float" office:value="21030000" calcext:value-type="float">
            <text:p>21030000</text:p>
          </table:table-cell>
          <table:table-cell table:formula="of:=([.K454]-[.$K$508])" office:value-type="float" office:value="3560000" calcext:value-type="float">
            <text:p>3560000</text:p>
          </table:table-cell>
          <table:table-cell/>
          <table:table-cell office:value-type="float" office:value="20860000" calcext:value-type="float">
            <text:p>20860000</text:p>
          </table:table-cell>
          <table:table-cell table:formula="of:=([.N454]-[.$N$508])" office:value-type="float" office:value="4220000" calcext:value-type="float">
            <text:p>4220000</text:p>
          </table:table-cell>
          <table:table-cell table:number-columns-repeated="3"/>
          <table:table-cell office:value-type="float" office:value="22350000" calcext:value-type="float">
            <text:p>22350000</text:p>
          </table:table-cell>
          <table:table-cell table:formula="of:=([.S454]-[.$S$508])"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29420000" calcext:value-type="float">
            <text:p>294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5]-[.$C$508])" office:value-type="float" office:value="0" calcext:value-type="float">
            <text:p>0</text:p>
          </table:table-cell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5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5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5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55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4230000" calcext:value-type="float">
            <text:p>242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6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56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456]-[.$K$508])" office:value-type="float" office:value="10000" calcext:value-type="float">
            <text:p>10000</text:p>
          </table:table-cell>
          <table:table-cell/>
          <table:table-cell office:value-type="float" office:value="16650000" calcext:value-type="float">
            <text:p>16650000</text:p>
          </table:table-cell>
          <table:table-cell table:formula="of:=([.N456]-[.$N$508])" office:value-type="float" office:value="10000" calcext:value-type="float">
            <text:p>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56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7]-[.$C$508])" office:value-type="float" office:value="0" calcext:value-type="float">
            <text:p>0</text:p>
          </table:table-cell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57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57]-[.$K$508])" office:value-type="float" office:value="0" calcext:value-type="float">
            <text:p>0</text:p>
          </table:table-cell>
          <table:table-cell/>
          <table:table-cell office:value-type="float" office:value="27960000" calcext:value-type="float">
            <text:p>27960000</text:p>
          </table:table-cell>
          <table:table-cell table:formula="of:=([.N457]-[.$N$508])" office:value-type="float" office:value="11320000" calcext:value-type="float">
            <text:p>1132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57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58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5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5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5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5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459]-[.$C$508])" office:value-type="float" office:value="2080000" calcext:value-type="float">
            <text:p>208000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8580000" calcext:value-type="float">
            <text:p>28580000</text:p>
          </table:table-cell>
          <table:table-cell table:formula="of:=([.I459]-[.$I$508])" office:value-type="float" office:value="11060000" calcext:value-type="float">
            <text:p>11060000</text:p>
          </table:table-cell>
          <table:table-cell office:value-type="float" office:value="17470000" calcext:value-type="float">
            <text:p>17470000</text:p>
          </table:table-cell>
          <table:table-cell table:formula="of:=([.K45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5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5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25430000" calcext:value-type="float">
            <text:p>25430000</text:p>
          </table:table-cell>
          <table:table-cell table:formula="of:=([.C460]-[.$C$508])" office:value-type="float" office:value="7930000" calcext:value-type="float">
            <text:p>7930000</text:p>
          </table:table-cell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10000" calcext:value-type="float">
            <text:p>17510000</text:p>
          </table:table-cell>
          <table:table-cell table:formula="of:=([.I460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460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60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6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1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61]-[.$I$508])" office:value-type="float" office:value="0" calcext:value-type="float">
            <text:p>0</text:p>
          </table:table-cell>
          <table:table-cell office:value-type="float" office:value="17480000" calcext:value-type="float">
            <text:p>17480000</text:p>
          </table:table-cell>
          <table:table-cell table:formula="of:=([.K461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6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6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2]-[.$C$508])" office:value-type="float" office:value="0" calcext:value-type="float">
            <text:p>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17530000" calcext:value-type="float">
            <text:p>17530000</text:p>
          </table:table-cell>
          <table:table-cell table:formula="of:=([.I46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6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62]-[.$N$508])" office:value-type="float" office:value="0" calcext:value-type="float">
            <text:p>0</text:p>
          </table:table-cell>
          <table:table-cell table:number-columns-repeated="3"/>
          <table:table-cell office:value-type="float" office:value="20850000" calcext:value-type="float">
            <text:p>20850000</text:p>
          </table:table-cell>
          <table:table-cell table:formula="of:=([.S462]-[.$S$508])" office:value-type="float" office:value="2660000" calcext:value-type="float">
            <text:p>2660000</text:p>
          </table:table-cell>
        </table:table-row>
        <table:table-row table:style-name="ro1">
          <table:table-cell office:value-type="float" office:value="26350000" calcext:value-type="float">
            <text:p>263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3]-[.$C$508])" office:value-type="float" office:value="0" calcext:value-type="float">
            <text:p>0</text:p>
          </table:table-cell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17510000" calcext:value-type="float">
            <text:p>17510000</text:p>
          </table:table-cell>
          <table:table-cell table:formula="of:=([.I463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46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6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7990000" calcext:value-type="float">
            <text:p>17990000</text:p>
          </table:table-cell>
          <table:table-cell table:formula="of:=([.S463]-[.$S$508])" office:value-type="float" office:value="-200000" calcext:value-type="float">
            <text:p>-200000</text:p>
          </table:table-cell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4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46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6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6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6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5]-[.$C$508])" office:value-type="float" office:value="0" calcext:value-type="float">
            <text:p>0</text:p>
          </table:table-cell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6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6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6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6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4470000" calcext:value-type="float">
            <text:p>24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6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00000" calcext:value-type="float">
            <text:p>17500000</text:p>
          </table:table-cell>
          <table:table-cell table:formula="of:=([.I466]-[.$I$508])" office:value-type="float" office:value="-20000" calcext:value-type="float">
            <text:p>-20000</text:p>
          </table:table-cell>
          <table:table-cell office:value-type="float" office:value="17480000" calcext:value-type="float">
            <text:p>17480000</text:p>
          </table:table-cell>
          <table:table-cell table:formula="of:=([.K466]-[.$K$508])" office:value-type="float" office:value="10000" calcext:value-type="float">
            <text:p>1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6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9400000" calcext:value-type="float">
            <text:p>29400000</text:p>
          </table:table-cell>
          <table:table-cell table:formula="of:=([.S466]-[.$S$508])" office:value-type="float" office:value="11210000" calcext:value-type="float">
            <text:p>11210000</text:p>
          </table:table-cell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7]-[.$C$508])" office:value-type="float" office:value="0" calcext:value-type="float">
            <text:p>0</text:p>
          </table:table-cell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67]-[.$I$508])" office:value-type="float" office:value="10000" calcext:value-type="float">
            <text:p>10000</text:p>
          </table:table-cell>
          <table:table-cell office:value-type="float" office:value="19550000" calcext:value-type="float">
            <text:p>19550000</text:p>
          </table:table-cell>
          <table:table-cell table:formula="of:=([.K467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6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67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8]-[.$C$508])" office:value-type="float" office:value="0" calcext:value-type="float">
            <text:p>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68]-[.$I$508])" office:value-type="float" office:value="0" calcext:value-type="float">
            <text:p>0</text:p>
          </table:table-cell>
          <table:table-cell office:value-type="float" office:value="25350000" calcext:value-type="float">
            <text:p>25350000</text:p>
          </table:table-cell>
          <table:table-cell table:formula="of:=([.K468]-[.$K$508])" office:value-type="float" office:value="7880000" calcext:value-type="float">
            <text:p>788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468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68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0000" calcext:value-type="float">
            <text:p>240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69]-[.$C$508])" office:value-type="float" office:value="0" calcext:value-type="float">
            <text:p>0</text:p>
          </table:table-cell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6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6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6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6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0000" calcext:value-type="float">
            <text:p>1772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0]-[.$C$508])" office:value-type="float" office:value="0" calcext:value-type="float">
            <text:p>0</text:p>
          </table:table-cell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70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7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70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120000" calcext:value-type="float">
            <text:p>21120000</text:p>
          </table:table-cell>
          <table:table-cell/>
          <table:table-cell office:value-type="float" office:value="17660000" calcext:value-type="float">
            <text:p>17660000</text:p>
          </table:table-cell>
          <table:table-cell table:formula="of:=([.C471]-[.$C$508])" office:value-type="float" office:value="160000" calcext:value-type="float">
            <text:p>160000</text:p>
          </table:table-cell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10000" calcext:value-type="float">
            <text:p>17510000</text:p>
          </table:table-cell>
          <table:table-cell table:formula="of:=([.I471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47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7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0000" calcext:value-type="float">
            <text:p>399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2]-[.$C$508])" office:value-type="float" office:value="0" calcext:value-type="float">
            <text:p>0</text:p>
          </table:table-cell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72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7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200000" calcext:value-type="float">
            <text:p>18200000</text:p>
          </table:table-cell>
          <table:table-cell table:formula="of:=([.S472]-[.$S$508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3]-[.$C$508])" office:value-type="float" office:value="0" calcext:value-type="float">
            <text:p>0</text:p>
          </table:table-cell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7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7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73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930000" calcext:value-type="float">
            <text:p>239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4]-[.$C$508])" office:value-type="float" office:value="0" calcext:value-type="float">
            <text:p>0</text:p>
          </table:table-cell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74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74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74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74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5]-[.$C$508])" office:value-type="float" office:value="0" calcext:value-type="float">
            <text:p>0</text:p>
          </table:table-cell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7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7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7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6]-[.$C$508])" office:value-type="float" office:value="0" calcext:value-type="float">
            <text:p>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7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7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6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476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-972590000" calcext:value-type="float">
            <text:p>-9725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7]-[.$C$508])" office:value-type="float" office:value="0" calcext:value-type="float">
            <text:p>0</text:p>
          </table:table-cell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7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7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7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77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78]-[.$C$508])" office:value-type="float" office:value="0" calcext:value-type="float">
            <text:p>0</text:p>
          </table:table-cell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 table:formula="of:=([.I47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7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7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70000" calcext:value-type="float">
            <text:p>18170000</text:p>
          </table:table-cell>
          <table:table-cell table:formula="of:=([.S478]-[.$S$508])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24280000" calcext:value-type="float">
            <text:p>2428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479]-[.$C$508])" office:value-type="float" office:value="10000" calcext:value-type="float">
            <text:p>10000</text:p>
          </table:table-cell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10000" calcext:value-type="float">
            <text:p>17510000</text:p>
          </table:table-cell>
          <table:table-cell table:formula="of:=([.I479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479]-[.$K$508])" office:value-type="float" office:value="0" calcext:value-type="float">
            <text:p>0</text:p>
          </table:table-cell>
          <table:table-cell/>
          <table:table-cell office:value-type="float" office:value="27530000" calcext:value-type="float">
            <text:p>27530000</text:p>
          </table:table-cell>
          <table:table-cell table:formula="of:=([.N479]-[.$N$508])" office:value-type="float" office:value="10890000" calcext:value-type="float">
            <text:p>1089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7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0]-[.$C$508])" office:value-type="float" office:value="0" calcext:value-type="float">
            <text:p>0</text:p>
          </table:table-cell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120000" calcext:value-type="float">
            <text:p>19120000</text:p>
          </table:table-cell>
          <table:table-cell table:formula="of:=([.I480]-[.$I$508])" office:value-type="float" office:value="1600000" calcext:value-type="float">
            <text:p>1600000</text:p>
          </table:table-cell>
          <table:table-cell office:value-type="float" office:value="17470000" calcext:value-type="float">
            <text:p>17470000</text:p>
          </table:table-cell>
          <table:table-cell table:formula="of:=([.K48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8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8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1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20910000" calcext:value-type="float">
            <text:p>20910000</text:p>
          </table:table-cell>
          <table:table-cell table:formula="of:=([.I481]-[.$I$508])" office:value-type="float" office:value="3390000" calcext:value-type="float">
            <text:p>3390000</text:p>
          </table:table-cell>
          <table:table-cell office:value-type="float" office:value="17470000" calcext:value-type="float">
            <text:p>17470000</text:p>
          </table:table-cell>
          <table:table-cell table:formula="of:=([.K481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81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81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0000" calcext:value-type="float">
            <text:p>240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2]-[.$C$508])" office:value-type="float" office:value="0" calcext:value-type="float">
            <text:p>0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 table:formula="of:=([.I482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82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82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8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3]-[.$C$508])" office:value-type="float" office:value="0" calcext:value-type="float">
            <text:p>0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8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83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83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8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4]-[.$C$508])" office:value-type="float" office:value="0" calcext:value-type="float">
            <text:p>0</text:p>
          </table:table-cell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10000" calcext:value-type="float">
            <text:p>17510000</text:p>
          </table:table-cell>
          <table:table-cell table:formula="of:=([.I484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48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8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8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390000" calcext:value-type="float">
            <text:p>2439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485]-[.$C$508])" office:value-type="float" office:value="10000" calcext:value-type="float">
            <text:p>10000</text:p>
          </table:table-cell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85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85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85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85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6]-[.$C$508])" office:value-type="float" office:value="0" calcext:value-type="float">
            <text:p>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486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8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8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86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7]-[.$C$508])" office:value-type="float" office:value="0" calcext:value-type="float">
            <text:p>0</text:p>
          </table:table-cell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00000" calcext:value-type="float">
            <text:p>17500000</text:p>
          </table:table-cell>
          <table:table-cell table:formula="of:=([.I487]-[.$I$508])" office:value-type="float" office:value="-20000" calcext:value-type="float">
            <text:p>-20000</text:p>
          </table:table-cell>
          <table:table-cell office:value-type="float" office:value="17470000" calcext:value-type="float">
            <text:p>17470000</text:p>
          </table:table-cell>
          <table:table-cell table:formula="of:=([.K487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87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87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3940000" calcext:value-type="float">
            <text:p>239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8]-[.$C$508])" office:value-type="float" office:value="0" calcext:value-type="float">
            <text:p>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 table:formula="of:=([.I488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8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8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88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89]-[.$C$508])" office:value-type="float" office:value="0" calcext:value-type="float">
            <text:p>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89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89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8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8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0000" calcext:value-type="float">
            <text:p>2356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90]-[.$C$508])" office:value-type="float" office:value="0" calcext:value-type="float">
            <text:p>0</text:p>
          </table:table-cell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90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90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90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491]-[.$C$508])" office:value-type="float" office:value="10000" calcext:value-type="float">
            <text:p>10000</text:p>
          </table:table-cell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91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91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91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21450000" calcext:value-type="float">
            <text:p>21450000</text:p>
          </table:table-cell>
          <table:table-cell/>
          <table:table-cell office:value-type="float" office:value="19580000" calcext:value-type="float">
            <text:p>19580000</text:p>
          </table:table-cell>
          <table:table-cell table:formula="of:=([.C492]-[.$C$508])" office:value-type="float" office:value="2080000" calcext:value-type="float">
            <text:p>2080000</text:p>
          </table:table-cell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10000" calcext:value-type="float">
            <text:p>17510000</text:p>
          </table:table-cell>
          <table:table-cell table:formula="of:=([.I492]-[.$I$508])" office:value-type="float" office:value="-10000" calcext:value-type="float">
            <text:p>-10000</text:p>
          </table:table-cell>
          <table:table-cell office:value-type="float" office:value="17470000" calcext:value-type="float">
            <text:p>17470000</text:p>
          </table:table-cell>
          <table:table-cell table:formula="of:=([.K492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92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92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25430000" calcext:value-type="float">
            <text:p>25430000</text:p>
          </table:table-cell>
          <table:table-cell table:formula="of:=([.C493]-[.$C$508])" office:value-type="float" office:value="7930000" calcext:value-type="float">
            <text:p>7930000</text:p>
          </table:table-cell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93]-[.$I$508])" office:value-type="float" office:value="10000" calcext:value-type="float">
            <text:p>10000</text:p>
          </table:table-cell>
          <table:table-cell office:value-type="float" office:value="17470000" calcext:value-type="float">
            <text:p>17470000</text:p>
          </table:table-cell>
          <table:table-cell table:formula="of:=([.K49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93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94]-[.$C$508])" office:value-type="float" office:value="0" calcext:value-type="float">
            <text:p>0</text:p>
          </table:table-cell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 table:formula="of:=([.I494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94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4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94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95]-[.$C$508])" office:value-type="float" office:value="0" calcext:value-type="float">
            <text:p>0</text:p>
          </table:table-cell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 table:formula="of:=([.I495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95]-[.$K$508])" office:value-type="float" office:value="0" calcext:value-type="float">
            <text:p>0</text:p>
          </table:table-cell>
          <table:table-cell/>
          <table:table-cell office:value-type="float" office:value="16630000" calcext:value-type="float">
            <text:p>16630000</text:p>
          </table:table-cell>
          <table:table-cell table:formula="of:=([.N495]-[.$N$508])" office:value-type="float" office:value="-10000" calcext:value-type="float">
            <text:p>-10000</text:p>
          </table:table-cell>
          <table:table-cell table:number-columns-repeated="3"/>
          <table:table-cell office:value-type="float" office:value="18160000" calcext:value-type="float">
            <text:p>18160000</text:p>
          </table:table-cell>
          <table:table-cell table:formula="of:=([.S495]-[.$S$508])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28450000" calcext:value-type="float">
            <text:p>284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96]-[.$C$508])" office:value-type="float" office:value="0" calcext:value-type="float">
            <text:p>0</text:p>
          </table:table-cell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310000" calcext:value-type="float">
            <text:p>17310000</text:p>
          </table:table-cell>
          <table:table-cell table:formula="of:=([.I496]-[.$I$508])" office:value-type="float" office:value="-210000" calcext:value-type="float">
            <text:p>-210000</text:p>
          </table:table-cell>
          <table:table-cell office:value-type="float" office:value="17470000" calcext:value-type="float">
            <text:p>17470000</text:p>
          </table:table-cell>
          <table:table-cell table:formula="of:=([.K496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6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496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/>
          <table:table-cell office:value-type="float" office:value="17510000" calcext:value-type="float">
            <text:p>17510000</text:p>
          </table:table-cell>
          <table:table-cell table:formula="of:=([.C497]-[.$C$508])" office:value-type="float" office:value="10000" calcext:value-type="float">
            <text:p>10000</text:p>
          </table:table-cell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97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97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7]-[.$N$508])" office:value-type="float" office:value="0" calcext:value-type="float">
            <text:p>0</text:p>
          </table:table-cell>
          <table:table-cell table:number-columns-repeated="3"/>
          <table:table-cell office:value-type="float" office:value="28710000" calcext:value-type="float">
            <text:p>28710000</text:p>
          </table:table-cell>
          <table:table-cell table:formula="of:=([.S497]-[.$S$508])" office:value-type="float" office:value="10520000" calcext:value-type="float">
            <text:p>10520000</text:p>
          </table:table-cell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98]-[.$C$508])" office:value-type="float" office:value="0" calcext:value-type="float">
            <text:p>0</text:p>
          </table:table-cell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 table:formula="of:=([.I498]-[.$I$508])" office:value-type="float" office:value="0" calcext:value-type="float">
            <text:p>0</text:p>
          </table:table-cell>
          <table:table-cell office:value-type="float" office:value="17470000" calcext:value-type="float">
            <text:p>17470000</text:p>
          </table:table-cell>
          <table:table-cell table:formula="of:=([.K498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8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498]-[.$S$508])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499]-[.$C$508])" office:value-type="float" office:value="0" calcext:value-type="float">
            <text:p>0</text:p>
          </table:table-cell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499]-[.$I$508])" office:value-type="float" office:value="10000" calcext:value-type="float">
            <text:p>10000</text:p>
          </table:table-cell>
          <table:table-cell office:value-type="float" office:value="17690000" calcext:value-type="float">
            <text:p>17690000</text:p>
          </table:table-cell>
          <table:table-cell table:formula="of:=([.K499]-[.$K$508])" office:value-type="float" office:value="220000" calcext:value-type="float">
            <text:p>22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499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499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500]-[.$C$508])" office:value-type="float" office:value="0" calcext:value-type="float">
            <text:p>0</text:p>
          </table:table-cell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10000" calcext:value-type="float">
            <text:p>17510000</text:p>
          </table:table-cell>
          <table:table-cell table:formula="of:=([.I500]-[.$I$508])" office:value-type="float" office:value="-10000" calcext:value-type="float">
            <text:p>-10000</text:p>
          </table:table-cell>
          <table:table-cell office:value-type="float" office:value="19550000" calcext:value-type="float">
            <text:p>19550000</text:p>
          </table:table-cell>
          <table:table-cell table:formula="of:=([.K500]-[.$K$508])" office:value-type="float" office:value="2080000" calcext:value-type="float">
            <text:p>2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500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500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501]-[.$C$508])" office:value-type="float" office:value="0" calcext:value-type="float">
            <text:p>0</text:p>
          </table:table-cell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 table:formula="of:=([.I501]-[.$I$508])" office:value-type="float" office:value="10000" calcext:value-type="float">
            <text:p>10000</text:p>
          </table:table-cell>
          <table:table-cell office:value-type="float" office:value="31550000" calcext:value-type="float">
            <text:p>31550000</text:p>
          </table:table-cell>
          <table:table-cell table:formula="of:=([.K501]-[.$K$508])" office:value-type="float" office:value="14080000" calcext:value-type="float">
            <text:p>1408000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501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50000" calcext:value-type="float">
            <text:p>18150000</text:p>
          </table:table-cell>
          <table:table-cell table:formula="of:=([.S501]-[.$S$508])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502]-[.$C$508])" office:value-type="float" office:value="0" calcext:value-type="float">
            <text:p>0</text:p>
          </table:table-cell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9600000" calcext:value-type="float">
            <text:p>19600000</text:p>
          </table:table-cell>
          <table:table-cell table:formula="of:=([.I502]-[.$I$508])" office:value-type="float" office:value="2080000" calcext:value-type="float">
            <text:p>2080000</text:p>
          </table:table-cell>
          <table:table-cell office:value-type="float" office:value="17820000" calcext:value-type="float">
            <text:p>17820000</text:p>
          </table:table-cell>
          <table:table-cell table:formula="of:=([.K502]-[.$K$508])" office:value-type="float" office:value="350000" calcext:value-type="float">
            <text:p>350000</text:p>
          </table:table-cell>
          <table:table-cell/>
          <table:table-cell office:value-type="float" office:value="27970000" calcext:value-type="float">
            <text:p>27970000</text:p>
          </table:table-cell>
          <table:table-cell table:formula="of:=([.N502]-[.$N$508])" office:value-type="float" office:value="11330000" calcext:value-type="float">
            <text:p>11330000</text:p>
          </table:table-cell>
          <table:table-cell table:number-columns-repeated="3"/>
          <table:table-cell office:value-type="float" office:value="18190000" calcext:value-type="float">
            <text:p>18190000</text:p>
          </table:table-cell>
          <table:table-cell table:formula="of:=([.S502]-[.$S$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 table:formula="of:=([.C503]-[.$C$508])" office:value-type="float" office:value="0" calcext:value-type="float">
            <text:p>0</text:p>
          </table:table-cell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0910000" calcext:value-type="float">
            <text:p>20910000</text:p>
          </table:table-cell>
          <table:table-cell table:formula="of:=([.I503]-[.$I$508])" office:value-type="float" office:value="3390000" calcext:value-type="float">
            <text:p>3390000</text:p>
          </table:table-cell>
          <table:table-cell office:value-type="float" office:value="17470000" calcext:value-type="float">
            <text:p>17470000</text:p>
          </table:table-cell>
          <table:table-cell table:formula="of:=([.K503]-[.$K$508])" office:value-type="float" office:value="0" calcext:value-type="float">
            <text:p>0</text:p>
          </table:table-cell>
          <table:table-cell/>
          <table:table-cell office:value-type="float" office:value="16640000" calcext:value-type="float">
            <text:p>16640000</text:p>
          </table:table-cell>
          <table:table-cell table:formula="of:=([.N503]-[.$N$508])" office:value-type="float" office:value="0" calcext:value-type="float">
            <text:p>0</text:p>
          </table:table-cell>
          <table:table-cell table:number-columns-repeated="3"/>
          <table:table-cell office:value-type="float" office:value="18180000" calcext:value-type="float">
            <text:p>18180000</text:p>
          </table:table-cell>
          <table:table-cell table:formula="of:=([.S503]-[.$S$508])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AVERAGE([.C4:.C503])" office:value-type="float" office:value="17951480" calcext:value-type="float">
            <text:p>17951480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I4:.I503])" office:value-type="float" office:value="17884340" calcext:value-type="float">
            <text:p>17884340</text:p>
          </table:table-cell>
          <table:table-cell office:value-type="string" calcext:value-type="string">
            <text:p>mean</text:p>
          </table:table-cell>
          <table:table-cell table:formula="of:=AVERAGE([.K4:.K503])" office:value-type="float" office:value="18075600" calcext:value-type="float">
            <text:p>18075600</text:p>
          </table:table-cell>
          <table:table-cell/>
          <table:table-cell office:value-type="string" calcext:value-type="string">
            <text:p>mean</text:p>
          </table:table-cell>
          <table:table-cell table:formula="of:=AVERAGE([.N4:.N503])" office:value-type="float" office:value="17478800" calcext:value-type="float">
            <text:p>17478800</text:p>
          </table:table-cell>
          <table:table-cell table:number-columns-repeated="4"/>
          <table:table-cell table:formula="of:=AVERAGE([.S4:.S503])" office:value-type="float" office:value="18926920" calcext:value-type="float">
            <text:p>18926920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4:.C503])" office:value-type="float" office:value="17260000" calcext:value-type="float">
            <text:p>17260000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I4:.I503])" office:value-type="float" office:value="17310000" calcext:value-type="float">
            <text:p>17310000</text:p>
          </table:table-cell>
          <table:table-cell office:value-type="string" calcext:value-type="string">
            <text:p>min</text:p>
          </table:table-cell>
          <table:table-cell table:formula="of:=MIN([.K4:.K503])" office:value-type="float" office:value="17470000" calcext:value-type="float">
            <text:p>17470000</text:p>
          </table:table-cell>
          <table:table-cell/>
          <table:table-cell office:value-type="string" calcext:value-type="string">
            <text:p>min</text:p>
          </table:table-cell>
          <table:table-cell table:formula="of:=MIN([.N4:.N503])" office:value-type="float" office:value="16500000" calcext:value-type="float">
            <text:p>16500000</text:p>
          </table:table-cell>
          <table:table-cell table:number-columns-repeated="4"/>
          <table:table-cell table:formula="of:=MIN([.S4:.S503])" office:value-type="float" office:value="17930000" calcext:value-type="float">
            <text:p>17930000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4:.C503])" office:value-type="float" office:value="28550000" calcext:value-type="float">
            <text:p>28550000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I4:.I503])" office:value-type="float" office:value="29610000" calcext:value-type="float">
            <text:p>29610000</text:p>
          </table:table-cell>
          <table:table-cell office:value-type="string" calcext:value-type="string">
            <text:p>max</text:p>
          </table:table-cell>
          <table:table-cell table:formula="of:=MAX([.K4:.K503])" office:value-type="float" office:value="31550000" calcext:value-type="float">
            <text:p>31550000</text:p>
          </table:table-cell>
          <table:table-cell/>
          <table:table-cell office:value-type="string" calcext:value-type="string">
            <text:p>max</text:p>
          </table:table-cell>
          <table:table-cell table:formula="of:=MAX([.N4:.N503])" office:value-type="float" office:value="29290000" calcext:value-type="float">
            <text:p>29290000</text:p>
          </table:table-cell>
          <table:table-cell table:number-columns-repeated="4"/>
          <table:table-cell table:formula="of:=MAX([.S4:.S503])"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string" calcext:value-type="string">
            <text:p>standard deviation</text:p>
          </table:table-cell>
          <table:table-cell/>
          <table:table-cell table:style-name="ce2" table:formula="of:=STDEV([.C4:.C503])" office:value-type="float" office:value="1689592.98605227" calcext:value-type="float">
            <text:p>1689592.99</text:p>
          </table:table-cell>
          <table:table-cell table:number-columns-repeated="4"/>
          <table:table-cell office:value-type="string" calcext:value-type="string">
            <text:p>standard deviation</text:p>
          </table:table-cell>
          <table:table-cell table:style-name="ce2" table:formula="of:=STDEV([.I4:.I503])" office:value-type="float" office:value="1426071.21934541" calcext:value-type="float">
            <text:p>1426071.22</text:p>
          </table:table-cell>
          <table:table-cell office:value-type="string" calcext:value-type="string">
            <text:p>standard deviation</text:p>
          </table:table-cell>
          <table:table-cell table:style-name="ce2" table:formula="of:=STDEV([.K4:.K503])" office:value-type="float" office:value="2297950.78180347" calcext:value-type="float">
            <text:p>2297950.78</text:p>
          </table:table-cell>
          <table:table-cell/>
          <table:table-cell office:value-type="string" calcext:value-type="string">
            <text:p>standard deviation</text:p>
          </table:table-cell>
          <table:table-cell table:style-name="ce2" table:formula="of:=STDEV([.N4:.N503])" office:value-type="float" office:value="2857314.09678659" calcext:value-type="float">
            <text:p>2857314.10</text:p>
          </table:table-cell>
          <table:table-cell table:number-columns-repeated="4"/>
          <table:table-cell table:style-name="ce2" table:formula="of:=STDEV([.S4:.S503])" office:value-type="float" office:value="2586237.53022135" calcext:value-type="float">
            <text:p>2586237.53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table:formula="of:=MODE([.C4:.C503])" office:value-type="float" office:value="17500000" calcext:value-type="float">
            <text:p>17500000</text:p>
          </table:table-cell>
          <table:table-cell table:number-columns-repeated="4"/>
          <table:table-cell office:value-type="string" calcext:value-type="string">
            <text:p>mode</text:p>
          </table:table-cell>
          <table:table-cell table:formula="of:=MODE([.I4:.I503])" office:value-type="float" office:value="17520000" calcext:value-type="float">
            <text:p>17520000</text:p>
          </table:table-cell>
          <table:table-cell office:value-type="string" calcext:value-type="string">
            <text:p>mode</text:p>
          </table:table-cell>
          <table:table-cell table:formula="of:=MODE([.K4:.K503])" office:value-type="float" office:value="17470000" calcext:value-type="float">
            <text:p>17470000</text:p>
          </table:table-cell>
          <table:table-cell/>
          <table:table-cell office:value-type="string" calcext:value-type="string">
            <text:p>mode</text:p>
          </table:table-cell>
          <table:table-cell table:formula="of:=MODE([.N4:.N503])" office:value-type="float" office:value="16640000" calcext:value-type="float">
            <text:p>16640000</text:p>
          </table:table-cell>
          <table:table-cell table:number-columns-repeated="4"/>
          <table:table-cell table:formula="of:=MODE([.S4:.S503])"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string" calcext:value-type="string">
            <text:p>Max jitter</text:p>
          </table:table-cell>
          <table:table-cell/>
          <table:table-cell table:formula="of:=[.C506]-[.C508]" office:value-type="float" office:value="11050000" calcext:value-type="float">
            <text:p>11050000</text:p>
          </table:table-cell>
          <table:table-cell table:number-columns-repeated="4"/>
          <table:table-cell office:value-type="string" calcext:value-type="string">
            <text:p>Max jitter</text:p>
          </table:table-cell>
          <table:table-cell table:formula="of:=[.I506]-[.I508]" office:value-type="float" office:value="12090000" calcext:value-type="float">
            <text:p>12090000</text:p>
          </table:table-cell>
          <table:table-cell office:value-type="string" calcext:value-type="string">
            <text:p>Max jitter</text:p>
          </table:table-cell>
          <table:table-cell table:formula="of:=[.K506]-[.K508]" office:value-type="float" office:value="14080000" calcext:value-type="float">
            <text:p>14080000</text:p>
          </table:table-cell>
          <table:table-cell/>
          <table:table-cell office:value-type="string" calcext:value-type="string">
            <text:p>Max jitter</text:p>
          </table:table-cell>
          <table:table-cell table:formula="of:=[.N506]-[.N508]" office:value-type="float" office:value="12650000" calcext:value-type="float">
            <text:p>12650000</text:p>
          </table:table-cell>
          <table:table-cell table:number-columns-repeated="4"/>
          <table:table-cell table:formula="of:=[.S506]-[.S508]" office:value-type="float" office:value="11210000" calcext:value-type="float">
            <text:p>11210000</text:p>
          </table:table-cell>
          <table:table-cell/>
        </table:table-row>
        <table:table-row table:style-name="ro1">
          <table:table-cell office:value-type="string" calcext:value-type="string">
            <text:p>max jitter in %</text:p>
          </table:table-cell>
          <table:table-cell/>
          <table:table-cell table:style-name="ce2" table:formula="of:=([.C509]/[.C508]*100)" office:value-type="float" office:value="63.1428571428572" calcext:value-type="float">
            <text:p>63.14</text:p>
          </table:table-cell>
          <table:table-cell table:number-columns-repeated="4"/>
          <table:table-cell office:value-type="string" calcext:value-type="string">
            <text:p>max jitter in %</text:p>
          </table:table-cell>
          <table:table-cell table:style-name="ce2" table:formula="of:=([.I509]/[.I508]*100)" office:value-type="float" office:value="69.0068493150685" calcext:value-type="float">
            <text:p>69.01</text:p>
          </table:table-cell>
          <table:table-cell office:value-type="string" calcext:value-type="string">
            <text:p>max jitter in %</text:p>
          </table:table-cell>
          <table:table-cell table:style-name="ce2" table:formula="of:=([.K509]/[.K508]*100)" office:value-type="float" office:value="80.5953062392673" calcext:value-type="float">
            <text:p>80.60</text:p>
          </table:table-cell>
          <table:table-cell/>
          <table:table-cell office:value-type="string" calcext:value-type="string">
            <text:p>max jitter in %</text:p>
          </table:table-cell>
          <table:table-cell table:style-name="ce2" table:formula="of:=([.N509]/[.N508]*100)" office:value-type="float" office:value="76.0216346153846" calcext:value-type="float">
            <text:p>76.02</text:p>
          </table:table-cell>
          <table:table-cell table:number-columns-repeated="4"/>
          <table:table-cell table:style-name="ce2" table:formula="of:=([.S509]/[.S508]*100)" office:value-type="float" office:value="61.6272677295217" calcext:value-type="float">
            <text:p>61.63</text:p>
          </table:table-cell>
          <table:table-cell/>
        </table:table-row>
        <table:table-row table:style-name="ro1">
          <table:table-cell office:value-type="string" calcext:value-type="string">
            <text:p>mean jitter</text:p>
          </table:table-cell>
          <table:table-cell/>
          <table:table-cell table:formula="of:=AVERAGE([.D4:.D503])" office:value-type="float" office:value="451480" calcext:value-type="float">
            <text:p>451480</text:p>
          </table:table-cell>
          <table:table-cell table:number-columns-repeated="5"/>
          <table:table-cell table:formula="of:=AVERAGE([.J4:.J503])" office:value-type="float" office:value="364340" calcext:value-type="float">
            <text:p>364340</text:p>
          </table:table-cell>
          <table:table-cell/>
          <table:table-cell table:formula="of:=AVERAGE([.L4:.L503])" office:value-type="float" office:value="605600" calcext:value-type="float">
            <text:p>605600</text:p>
          </table:table-cell>
          <table:table-cell table:number-columns-repeated="2"/>
          <table:table-cell table:formula="of:=AVERAGE([.O4:.O503])" office:value-type="float" office:value="838800" calcext:value-type="float">
            <text:p>838800</text:p>
          </table:table-cell>
          <table:table-cell table:number-columns-repeated="4"/>
          <table:table-cell table:formula="of:=AVERAGE([.T4:.T503])" office:value-type="float" office:value="736920" calcext:value-type="float">
            <text:p>7369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8:37:00.64867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5:33:16.369629276</meta:creation-date>
    <meta:generator>LibreOffice/6.0.7.3$Linux_X86_64 LibreOffice_project/00m0$Build-3</meta:generator>
    <dc:date>2020-01-16T13:12:51.050722071</dc:date>
    <meta:editing-duration>P2DT14H35M39S</meta:editing-duration>
    <meta:editing-cycles>71</meta:editing-cycles>
    <meta:document-statistic meta:table-count="2" meta:cell-count="106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74cm" svg:height="12.87cm" xlink:href=".." xlink:type="simple" chart:class="chart:line" chart:style-name="ch1">
        <chart:plot-area chart:style-name="ch2" table:cell-range-address="Sheet1.A5:Sheet1.A504" svg:x="1.588cm" svg:y="0.257cm" svg:width="26.709cm" svg:height="11.375cm">
          <chartooo:coordinate-region svg:x="3.321cm" svg:y="0.378cm" svg:width="24.976cm" svg:height="10.252cm"/>
          <chart:axis chart:dimension="x" chart:name="primary-x" chart:style-name="ch3">
            <chart:title svg:x="13.932cm" svg:y="11.889cm" chart:style-name="ch4">
              <text:p>Observations</text:p>
            </chart:title>
          </chart:axis>
          <chart:axis chart:dimension="y" chart:name="primary-y" chart:style-name="ch3">
            <chart:title svg:x="0.451cm" svg:y="7.417cm" chart:style-name="ch5">
              <text:p>Latency (nanosecs)</text:p>
            </chart:title>
            <chart:grid chart:style-name="ch6" chart:class="major"/>
          </chart:axis>
          <chart:series chart:style-name="ch7" chart:values-cell-range-address="Sheet1.A5:Sheet1.A504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Sheet1.A5:Sheet1.A5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000">
                <text:p>1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75cm" svg:height="11.844cm" xlink:href=".." xlink:type="simple" chart:class="chart:line" chart:style-name="ch1">
        <chart:plot-area chart:style-name="ch2" table:cell-range-address="Sheet2.S4:Sheet2.S503" svg:x="1.069cm" svg:y="0.293cm" svg:width="26.436cm" svg:height="11.053cm">
          <chartooo:coordinate-region svg:x="2.802cm" svg:y="0.493cm" svg:width="24.703cm" svg:height="9.929cm"/>
          <chart:axis chart:dimension="x" chart:name="primary-x" chart:style-name="ch3">
            <chart:title svg:x="13.277cm" svg:y="11.284cm" chart:style-name="ch4">
              <text:p>Observations</text:p>
            </chart:title>
          </chart:axis>
          <chart:axis chart:dimension="y" chart:name="primary-y" chart:style-name="ch3">
            <chart:title svg:x="0cm" svg:y="7.292cm" chart:style-name="ch5">
              <text:p>Latency (nanosecs)</text:p>
            </chart:title>
            <chart:grid chart:style-name="ch6" chart:class="major"/>
          </chart:axis>
          <chart:series chart:style-name="ch7" chart:values-cell-range-address="Sheet2.S4:Sheet2.S503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330000">
                <text:p>22330000</text:p>
                <draw:g>
                  <svg:desc>Sheet2.S4:Sheet2.S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350000">
                <text:p>293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30000">
                <text:p>1793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340000">
                <text:p>293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350000">
                <text:p>22350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850000">
                <text:p>2085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990000">
                <text:p>1799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400000">
                <text:p>2940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200000">
                <text:p>1820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170000">
                <text:p>1817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160000">
                <text:p>1816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710000">
                <text:p>2871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80000">
                <text:p>1818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150000">
                <text:p>1815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190000">
                <text:p>18190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180000">
                <text:p>1818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